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2.80458333333333cm" style:use-optimal-column-width="true"/>
    </style:style>
    <style:style style:name="co7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34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65.25pt" style:use-optimal-row-height="true" fo:break-before="auto"/>
    </style:style>
    <style:style style:name="ro6" style:family="table-row">
      <style:table-row-properties style:row-height="29.2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33.7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6373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3555720" table:style-name="ce5">
            <text:p>3.555.720</text:p>
          </table:table-cell>
          <table:table-cell office:value-type="float" office:value="502000" table:style-name="ce5">
            <text:p>502.000</text:p>
          </table:table-cell>
          <table:table-cell office:value-type="float" office:value="1293200" table:style-name="ce5">
            <text:p>1.293.200</text:p>
          </table:table-cell>
          <table:table-cell office:value-type="float" office:value="226900" table:style-name="ce5">
            <text:p>226.900</text:p>
          </table:table-cell>
          <table:table-cell office:value-type="float" office:value="5577820" table:style-name="ce6">
            <text:p>5.577.820</text:p>
          </table:table-cell>
          <table:table-cell office:value-type="float" office:value="5209446" table:style-name="ce6">
            <text:p>5.209.446</text:p>
          </table:table-cell>
          <table:table-cell office:value-type="percentage" office:value="0.93395735251406464" table:style-name="ce7">
            <text:p>93,4%</text:p>
          </table:table-cell>
          <table:table-cell office:value-type="float" office:value="3421131" table:style-name="ce5">
            <text:p>3.421.131</text:p>
          </table:table-cell>
          <table:table-cell office:value-type="float" office:value="1851883" table:style-name="ce5">
            <text:p>1.851.883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668385" table:style-name="ce5">
            <text:p>668.385</text:p>
          </table:table-cell>
          <table:table-cell office:value-type="float" office:value="93100" table:style-name="ce5">
            <text:p>93.100</text:p>
          </table:table-cell>
          <table:table-cell office:value-type="float" office:value="203200" table:style-name="ce5">
            <text:p>203.200</text:p>
          </table:table-cell>
          <table:table-cell office:value-type="float" office:value="35500" table:style-name="ce5">
            <text:p>35.500</text:p>
          </table:table-cell>
          <table:table-cell office:value-type="float" office:value="1000185" table:style-name="ce6">
            <text:p>1.000.185</text:p>
          </table:table-cell>
          <table:table-cell office:value-type="float" office:value="922090" table:style-name="ce6">
            <text:p>922.090</text:p>
          </table:table-cell>
          <table:table-cell office:value-type="percentage" office:value="0.92191944490269295" table:style-name="ce7">
            <text:p>92,2%</text:p>
          </table:table-cell>
          <table:table-cell office:value-type="float" office:value="611539" table:style-name="ce5">
            <text:p>611.539</text:p>
          </table:table-cell>
          <table:table-cell office:value-type="float" office:value="342979" table:style-name="ce5">
            <text:p>342.979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597605" table:style-name="ce5">
            <text:p>597.605</text:p>
          </table:table-cell>
          <table:table-cell office:value-type="float" office:value="80200" table:style-name="ce5">
            <text:p>80.200</text:p>
          </table:table-cell>
          <table:table-cell office:value-type="float" office:value="155800" table:style-name="ce5">
            <text:p>155.800</text:p>
          </table:table-cell>
          <table:table-cell office:value-type="float" office:value="27400" table:style-name="ce5">
            <text:p>27.400</text:p>
          </table:table-cell>
          <table:table-cell office:value-type="float" office:value="861005" table:style-name="ce6">
            <text:p>861.005</text:p>
          </table:table-cell>
          <table:table-cell office:value-type="float" office:value="832730" table:style-name="ce6">
            <text:p>832.730</text:p>
          </table:table-cell>
          <table:table-cell office:value-type="percentage" office:value="0.96716046945139689" table:style-name="ce7">
            <text:p>96,7%</text:p>
          </table:table-cell>
          <table:table-cell office:value-type="float" office:value="526485" table:style-name="ce5">
            <text:p>526.485</text:p>
          </table:table-cell>
          <table:table-cell office:value-type="float" office:value="325789" table:style-name="ce5">
            <text:p>325.789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433260" table:style-name="ce5">
            <text:p>433.260</text:p>
          </table:table-cell>
          <table:table-cell office:value-type="float" office:value="62400" table:style-name="ce5">
            <text:p>62.400</text:p>
          </table:table-cell>
          <table:table-cell office:value-type="float" office:value="178900" table:style-name="ce5">
            <text:p>178.900</text:p>
          </table:table-cell>
          <table:table-cell office:value-type="float" office:value="31400" table:style-name="ce5">
            <text:p>31.400</text:p>
          </table:table-cell>
          <table:table-cell office:value-type="float" office:value="705960" table:style-name="ce6">
            <text:p>705.960</text:p>
          </table:table-cell>
          <table:table-cell office:value-type="float" office:value="624009" table:style-name="ce6">
            <text:p>624.009</text:p>
          </table:table-cell>
          <table:table-cell office:value-type="percentage" office:value="0.88391551929287782" table:style-name="ce7">
            <text:p>88,4%</text:p>
          </table:table-cell>
          <table:table-cell office:value-type="float" office:value="435979" table:style-name="ce5">
            <text:p>435.979</text:p>
          </table:table-cell>
          <table:table-cell office:value-type="float" office:value="203628" table:style-name="ce5">
            <text:p>203.628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835350" table:style-name="ce5">
            <text:p>835.350</text:p>
          </table:table-cell>
          <table:table-cell office:value-type="float" office:value="118900" table:style-name="ce5">
            <text:p>118.900</text:p>
          </table:table-cell>
          <table:table-cell office:value-type="float" office:value="332500" table:style-name="ce5">
            <text:p>332.500</text:p>
          </table:table-cell>
          <table:table-cell office:value-type="float" office:value="58300" table:style-name="ce5">
            <text:p>58.300</text:p>
          </table:table-cell>
          <table:table-cell office:value-type="float" office:value="1345050" table:style-name="ce6">
            <text:p>1.345.050</text:p>
          </table:table-cell>
          <table:table-cell office:value-type="float" office:value="1201701" table:style-name="ce6">
            <text:p>1.201.701</text:p>
          </table:table-cell>
          <table:table-cell office:value-type="percentage" office:value="0.89342477974796475" table:style-name="ce7">
            <text:p>89,3%</text:p>
          </table:table-cell>
          <table:table-cell office:value-type="float" office:value="845845" table:style-name="ce5">
            <text:p>845.845</text:p>
          </table:table-cell>
          <table:table-cell office:value-type="float" office:value="410948" table:style-name="ce5">
            <text:p>410.948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296745" table:style-name="ce5">
            <text:p>296.745</text:p>
          </table:table-cell>
          <table:table-cell office:value-type="float" office:value="40700" table:style-name="ce5">
            <text:p>40.700</text:p>
          </table:table-cell>
          <table:table-cell office:value-type="float" office:value="89000" table:style-name="ce5">
            <text:p>89.000</text:p>
          </table:table-cell>
          <table:table-cell office:value-type="float" office:value="15550" table:style-name="ce5">
            <text:p>15.550</text:p>
          </table:table-cell>
          <table:table-cell office:value-type="float" office:value="441995" table:style-name="ce6">
            <text:p>441.995</text:p>
          </table:table-cell>
          <table:table-cell office:value-type="float" office:value="397693" table:style-name="ce6">
            <text:p>397.693</text:p>
          </table:table-cell>
          <table:table-cell office:value-type="percentage" office:value="0.89976809692417337" table:style-name="ce7">
            <text:p>90,0%</text:p>
          </table:table-cell>
          <table:table-cell office:value-type="float" office:value="264171" table:style-name="ce5">
            <text:p>264.171</text:p>
          </table:table-cell>
          <table:table-cell office:value-type="float" office:value="141889" table:style-name="ce5">
            <text:p>141.889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396695" table:style-name="ce5">
            <text:p>1.396.695</text:p>
          </table:table-cell>
          <table:table-cell office:value-type="float" office:value="195800" table:style-name="ce5">
            <text:p>195.800</text:p>
          </table:table-cell>
          <table:table-cell office:value-type="float" office:value="365900" table:style-name="ce5">
            <text:p>365.900</text:p>
          </table:table-cell>
          <table:table-cell office:value-type="float" office:value="64250" table:style-name="ce5">
            <text:p>64.250</text:p>
          </table:table-cell>
          <table:table-cell office:value-type="float" office:value="2022645" table:style-name="ce6">
            <text:p>2.022.645</text:p>
          </table:table-cell>
          <table:table-cell office:value-type="float" office:value="1797248" table:style-name="ce6">
            <text:p>1.797.248</text:p>
          </table:table-cell>
          <table:table-cell office:value-type="percentage" office:value="0.88856324268470244" table:style-name="ce7">
            <text:p>88,9%</text:p>
          </table:table-cell>
          <table:table-cell office:value-type="float" office:value="1126013" table:style-name="ce5">
            <text:p>1.126.013</text:p>
          </table:table-cell>
          <table:table-cell office:value-type="float" office:value="714587" table:style-name="ce5">
            <text:p>714.587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952245" table:style-name="ce5">
            <text:p>952.245</text:p>
          </table:table-cell>
          <table:table-cell office:value-type="float" office:value="134400" table:style-name="ce5">
            <text:p>134.400</text:p>
          </table:table-cell>
          <table:table-cell office:value-type="float" office:value="311600" table:style-name="ce5">
            <text:p>311.600</text:p>
          </table:table-cell>
          <table:table-cell office:value-type="float" office:value="54875" table:style-name="ce5">
            <text:p>54.875</text:p>
          </table:table-cell>
          <table:table-cell office:value-type="float" office:value="1453120" table:style-name="ce6">
            <text:p>1.453.120</text:p>
          </table:table-cell>
          <table:table-cell office:value-type="float" office:value="1305906" table:style-name="ce6">
            <text:p>1.305.906</text:p>
          </table:table-cell>
          <table:table-cell office:value-type="percentage" office:value="0.89869109227042498" table:style-name="ce7">
            <text:p>89,9%</text:p>
          </table:table-cell>
          <table:table-cell office:value-type="float" office:value="875488" table:style-name="ce5">
            <text:p>875.488</text:p>
          </table:table-cell>
          <table:table-cell office:value-type="float" office:value="466014" table:style-name="ce5">
            <text:p>466.014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3438080" table:style-name="ce5">
            <text:p>3.438.080</text:p>
          </table:table-cell>
          <table:table-cell office:value-type="float" office:value="487700" table:style-name="ce5">
            <text:p>487.700</text:p>
          </table:table-cell>
          <table:table-cell office:value-type="float" office:value="1188700" table:style-name="ce5">
            <text:p>1.188.700</text:p>
          </table:table-cell>
          <table:table-cell office:value-type="float" office:value="208550" table:style-name="ce5">
            <text:p>208.550</text:p>
          </table:table-cell>
          <table:table-cell office:value-type="float" office:value="5323030" table:style-name="ce6">
            <text:p>5.323.030</text:p>
          </table:table-cell>
          <table:table-cell office:value-type="float" office:value="4673252" table:style-name="ce6">
            <text:p>4.673.252</text:p>
          </table:table-cell>
          <table:table-cell office:value-type="percentage" office:value="0.87793080256921341" table:style-name="ce7">
            <text:p>87,8%</text:p>
          </table:table-cell>
          <table:table-cell office:value-type="float" office:value="3020524" table:style-name="ce5">
            <text:p>3.020.524</text:p>
          </table:table-cell>
          <table:table-cell office:value-type="float" office:value="1702865" table:style-name="ce5">
            <text:p>1.702.865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164690" table:style-name="ce5">
            <text:p>2.164.690</text:p>
          </table:table-cell>
          <table:table-cell office:value-type="float" office:value="305500" table:style-name="ce5">
            <text:p>305.500</text:p>
          </table:table-cell>
          <table:table-cell office:value-type="float" office:value="772600" table:style-name="ce5">
            <text:p>772.600</text:p>
          </table:table-cell>
          <table:table-cell office:value-type="float" office:value="135600" table:style-name="ce5">
            <text:p>135.600</text:p>
          </table:table-cell>
          <table:table-cell office:value-type="float" office:value="3378390" table:style-name="ce6">
            <text:p>3.378.390</text:p>
          </table:table-cell>
          <table:table-cell office:value-type="float" office:value="2980160" table:style-name="ce6">
            <text:p>2.980.160</text:p>
          </table:table-cell>
          <table:table-cell office:value-type="percentage" office:value="0.88212432549232034" table:style-name="ce7">
            <text:p>88,2%</text:p>
          </table:table-cell>
          <table:table-cell office:value-type="float" office:value="2011956" table:style-name="ce5">
            <text:p>2.011.956</text:p>
          </table:table-cell>
          <table:table-cell office:value-type="float" office:value="1053837" table:style-name="ce5">
            <text:p>1.053.837</text:p>
          </table:table-cell>
          <table:table-cell office:value-type="date" office:date-value="2021-06-05T00:00:00" table:style-name="ce8">
            <text:p>0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540035" table:style-name="ce5">
            <text:p>540.035</text:p>
          </table:table-cell>
          <table:table-cell office:value-type="float" office:value="73600" table:style-name="ce5">
            <text:p>73.600</text:p>
          </table:table-cell>
          <table:table-cell office:value-type="float" office:value="162500" table:style-name="ce5">
            <text:p>162.500</text:p>
          </table:table-cell>
          <table:table-cell office:value-type="float" office:value="28500" table:style-name="ce5">
            <text:p>28.500</text:p>
          </table:table-cell>
          <table:table-cell office:value-type="float" office:value="804635" table:style-name="ce6">
            <text:p>804.635</text:p>
          </table:table-cell>
          <table:table-cell office:value-type="float" office:value="748960" table:style-name="ce6">
            <text:p>748.960</text:p>
          </table:table-cell>
          <table:table-cell office:value-type="percentage" office:value="0.93080713615490251" table:style-name="ce7">
            <text:p>93,1%</text:p>
          </table:table-cell>
          <table:table-cell office:value-type="float" office:value="492342" table:style-name="ce5">
            <text:p>492.342</text:p>
          </table:table-cell>
          <table:table-cell office:value-type="float" office:value="282023" table:style-name="ce5">
            <text:p>282.023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483675" table:style-name="ce5">
            <text:p>1.483.675</text:p>
          </table:table-cell>
          <table:table-cell office:value-type="float" office:value="200200" table:style-name="ce5">
            <text:p>200.200</text:p>
          </table:table-cell>
          <table:table-cell office:value-type="float" office:value="412900" table:style-name="ce5">
            <text:p>412.900</text:p>
          </table:table-cell>
          <table:table-cell office:value-type="float" office:value="72600" table:style-name="ce5">
            <text:p>72.600</text:p>
          </table:table-cell>
          <table:table-cell office:value-type="float" office:value="2169375" table:style-name="ce6">
            <text:p>2.169.375</text:p>
          </table:table-cell>
          <table:table-cell office:value-type="float" office:value="2069136" table:style-name="ce6">
            <text:p>2.069.136</text:p>
          </table:table-cell>
          <table:table-cell office:value-type="percentage" office:value="0.95379360414866032" table:style-name="ce7">
            <text:p>95,4%</text:p>
          </table:table-cell>
          <table:table-cell office:value-type="float" office:value="1325817" table:style-name="ce5">
            <text:p>1.325.817</text:p>
          </table:table-cell>
          <table:table-cell office:value-type="float" office:value="800572" table:style-name="ce5">
            <text:p>800.572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58015" table:style-name="ce5">
            <text:p>158.015</text:p>
          </table:table-cell>
          <table:table-cell office:value-type="float" office:value="21600" table:style-name="ce5">
            <text:p>21.600</text:p>
          </table:table-cell>
          <table:table-cell office:value-type="float" office:value="48700" table:style-name="ce5">
            <text:p>48.700</text:p>
          </table:table-cell>
          <table:table-cell office:value-type="float" office:value="8500" table:style-name="ce5">
            <text:p>8.500</text:p>
          </table:table-cell>
          <table:table-cell office:value-type="float" office:value="236815" table:style-name="ce6">
            <text:p>236.815</text:p>
          </table:table-cell>
          <table:table-cell office:value-type="float" office:value="216706" table:style-name="ce6">
            <text:p>216.706</text:p>
          </table:table-cell>
          <table:table-cell office:value-type="percentage" office:value="0.9150856153537571" table:style-name="ce7">
            <text:p>91,5%</text:p>
          </table:table-cell>
          <table:table-cell office:value-type="float" office:value="141316" table:style-name="ce5">
            <text:p>141.316</text:p>
          </table:table-cell>
          <table:table-cell office:value-type="float" office:value="83803" table:style-name="ce5">
            <text:p>83.803</text:p>
          </table:table-cell>
          <table:table-cell office:value-type="date" office:date-value="2021-06-05T00:00:00" table:style-name="ce8">
            <text:p>0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2866425" table:style-name="ce5">
            <text:p>2.866.425</text:p>
          </table:table-cell>
          <table:table-cell office:value-type="float" office:value="408200" table:style-name="ce5">
            <text:p>408.200</text:p>
          </table:table-cell>
          <table:table-cell office:value-type="float" office:value="1036100" table:style-name="ce5">
            <text:p>1.036.100</text:p>
          </table:table-cell>
          <table:table-cell office:value-type="float" office:value="181700" table:style-name="ce5">
            <text:p>181.700</text:p>
          </table:table-cell>
          <table:table-cell office:value-type="float" office:value="4492425" table:style-name="ce6">
            <text:p>4.492.425</text:p>
          </table:table-cell>
          <table:table-cell office:value-type="float" office:value="3996892" table:style-name="ce6">
            <text:p>3.996.892</text:p>
          </table:table-cell>
          <table:table-cell office:value-type="percentage" office:value="0.88969587694841867" table:style-name="ce7">
            <text:p>89,0%</text:p>
          </table:table-cell>
          <table:table-cell office:value-type="float" office:value="2678036" table:style-name="ce5">
            <text:p>2.678.036</text:p>
          </table:table-cell>
          <table:table-cell office:value-type="float" office:value="1481329" table:style-name="ce5">
            <text:p>1.481.329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618485" table:style-name="ce5">
            <text:p>618.485</text:p>
          </table:table-cell>
          <table:table-cell office:value-type="float" office:value="87100" table:style-name="ce5">
            <text:p>87.100</text:p>
          </table:table-cell>
          <table:table-cell office:value-type="float" office:value="230800" table:style-name="ce5">
            <text:p>230.800</text:p>
          </table:table-cell>
          <table:table-cell office:value-type="float" office:value="40500" table:style-name="ce5">
            <text:p>40.500</text:p>
          </table:table-cell>
          <table:table-cell office:value-type="float" office:value="976885" table:style-name="ce6">
            <text:p>976.885</text:p>
          </table:table-cell>
          <table:table-cell office:value-type="float" office:value="850647" table:style-name="ce6">
            <text:p>850.647</text:p>
          </table:table-cell>
          <table:table-cell office:value-type="percentage" office:value="0.87077496327612769" table:style-name="ce7">
            <text:p>87,1%</text:p>
          </table:table-cell>
          <table:table-cell office:value-type="float" office:value="559499" table:style-name="ce5">
            <text:p>559.499</text:p>
          </table:table-cell>
          <table:table-cell office:value-type="float" office:value="308141" table:style-name="ce5">
            <text:p>308.141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04935" table:style-name="ce5">
            <text:p>304.935</text:p>
          </table:table-cell>
          <table:table-cell office:value-type="float" office:value="43100" table:style-name="ce5">
            <text:p>43.100</text:p>
          </table:table-cell>
          <table:table-cell office:value-type="float" office:value="101000" table:style-name="ce5">
            <text:p>101.000</text:p>
          </table:table-cell>
          <table:table-cell office:value-type="float" office:value="17750" table:style-name="ce5">
            <text:p>17.750</text:p>
          </table:table-cell>
          <table:table-cell office:value-type="float" office:value="466785" table:style-name="ce6">
            <text:p>466.785</text:p>
          </table:table-cell>
          <table:table-cell office:value-type="float" office:value="451316" table:style-name="ce6">
            <text:p>451.316</text:p>
          </table:table-cell>
          <table:table-cell office:value-type="percentage" office:value="0.96686054607581651" table:style-name="ce7">
            <text:p>96,7%</text:p>
          </table:table-cell>
          <table:table-cell office:value-type="float" office:value="298676" table:style-name="ce5">
            <text:p>298.676</text:p>
          </table:table-cell>
          <table:table-cell office:value-type="float" office:value="176597" table:style-name="ce5">
            <text:p>176.597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092600" table:style-name="ce5">
            <text:p>1.092.600</text:p>
          </table:table-cell>
          <table:table-cell office:value-type="float" office:value="150600" table:style-name="ce5">
            <text:p>150.600</text:p>
          </table:table-cell>
          <table:table-cell office:value-type="float" office:value="338200" table:style-name="ce5">
            <text:p>338.200</text:p>
          </table:table-cell>
          <table:table-cell office:value-type="float" office:value="59550" table:style-name="ce5">
            <text:p>59.550</text:p>
          </table:table-cell>
          <table:table-cell office:value-type="float" office:value="1640950" table:style-name="ce6">
            <text:p>1.640.950</text:p>
          </table:table-cell>
          <table:table-cell office:value-type="float" office:value="1554168" table:style-name="ce6">
            <text:p>1.554.168</text:p>
          </table:table-cell>
          <table:table-cell office:value-type="percentage" office:value="0.94711478107194003" table:style-name="ce7">
            <text:p>94,7%</text:p>
          </table:table-cell>
          <table:table-cell office:value-type="float" office:value="1016420" table:style-name="ce5">
            <text:p>1.016.420</text:p>
          </table:table-cell>
          <table:table-cell office:value-type="float" office:value="611623" table:style-name="ce5">
            <text:p>611.623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28890" table:style-name="ce5">
            <text:p>28.890</text:p>
          </table:table-cell>
          <table:table-cell office:value-type="float" office:value="4400" table:style-name="ce5">
            <text:p>4.400</text:p>
          </table:table-cell>
          <table:table-cell office:value-type="float" office:value="13500" table:style-name="ce5">
            <text:p>13.500</text:p>
          </table:table-cell>
          <table:table-cell office:value-type="float" office:value="2250" table:style-name="ce5">
            <text:p>2.250</text:p>
          </table:table-cell>
          <table:table-cell office:value-type="float" office:value="49040" table:style-name="ce6">
            <text:p>49.040</text:p>
          </table:table-cell>
          <table:table-cell office:value-type="float" office:value="46766" table:style-name="ce6">
            <text:p>46.766</text:p>
          </table:table-cell>
          <table:table-cell office:value-type="percentage" office:value="0.9536296900489396" table:style-name="ce7">
            <text:p>95,4%</text:p>
          </table:table-cell>
          <table:table-cell office:value-type="float" office:value="33532" table:style-name="ce5">
            <text:p>33.532</text:p>
          </table:table-cell>
          <table:table-cell office:value-type="float" office:value="15679" table:style-name="ce5">
            <text:p>15.679</text:p>
          </table:table-cell>
          <table:table-cell office:value-type="date" office:date-value="2021-06-05T00:00:00" table:style-name="ce8">
            <text:p>05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28890" table:style-name="ce5">
            <text:p>28.890</text:p>
          </table:table-cell>
          <table:table-cell office:value-type="float" office:value="4300" table:style-name="ce5">
            <text:p>4.300</text:p>
          </table:table-cell>
          <table:table-cell office:value-type="float" office:value="13500" table:style-name="ce5">
            <text:p>13.500</text:p>
          </table:table-cell>
          <table:table-cell office:value-type="float" office:value="2250" table:style-name="ce5">
            <text:p>2.250</text:p>
          </table:table-cell>
          <table:table-cell office:value-type="float" office:value="48940" table:style-name="ce6">
            <text:p>48.940</text:p>
          </table:table-cell>
          <table:table-cell office:value-type="float" office:value="42469" table:style-name="ce6">
            <text:p>42.469</text:p>
          </table:table-cell>
          <table:table-cell office:value-type="percentage" office:value="0.86777686963628931" table:style-name="ce7">
            <text:p>86,8%</text:p>
          </table:table-cell>
          <table:table-cell office:value-type="float" office:value="29620" table:style-name="ce5">
            <text:p>29.620</text:p>
          </table:table-cell>
          <table:table-cell office:value-type="float" office:value="14166" table:style-name="ce5">
            <text:p>14.166</text:p>
          </table:table-cell>
          <table:table-cell office:value-type="date" office:date-value="2021-06-04T00:00:00" table:style-name="ce8">
            <text:p>04/06/2021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30030" table:style-name="ce5">
            <text:p>30.030</text:p>
          </table:table-cell>
          <table:table-cell office:value-type="float" office:value="7700" table:style-name="ce5">
            <text:p>7.700</text:p>
          </table:table-cell>
          <table:table-cell office:value-type="float" office:value="96100" table:style-name="ce5">
            <text:p>96.100</text:p>
          </table:table-cell>
          <table:table-cell office:value-type="float" office:value="1000" table:style-name="ce5">
            <text:p>1.000</text:p>
          </table:table-cell>
          <table:table-cell office:value-type="float" office:value="134830" table:style-name="ce6">
            <text:p>134.830</text:p>
          </table:table-cell>
          <table:table-cell office:value-type="float" office:value="86511" table:style-name="ce6">
            <text:p>86.511</text:p>
          </table:table-cell>
          <table:table-cell office:value-type="percentage" office:value="0.64163020099384405" table:style-name="ce7">
            <text:p>64,2%</text:p>
          </table:table-cell>
          <table:table-cell office:value-type="float" office:value="72185" table:style-name="ce5">
            <text:p>72.185</text:p>
          </table:table-cell>
          <table:table-cell office:value-type="float" office:value="14517" table:style-name="ce5">
            <text:p>14.517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1490755" table:style-name="ce11">
            <text:p>21.490.755</text:p>
          </table:table-cell>
          <table:table-cell office:value-type="float" office:value="3021500" table:style-name="ce12">
            <text:p>3.021.500</text:p>
          </table:table-cell>
          <table:table-cell office:value-type="float" office:value="7344700" table:style-name="ce13">
            <text:p>7.344.700</text:p>
          </table:table-cell>
          <table:table-cell office:value-type="float" office:value="1272925" table:style-name="ce14">
            <text:p>1.272.925</text:p>
          </table:table-cell>
          <table:table-cell office:value-type="float" office:value="33129880" table:style-name="ce15">
            <text:p>33.129.880</text:p>
          </table:table-cell>
          <table:table-cell office:value-type="float" office:value="30007806" table:style-name="ce15">
            <text:p>30.007.806</text:p>
          </table:table-cell>
          <table:table-cell office:value-type="percentage" office:value="0.90576259255994895" table:style-name="ce16">
            <text:p>90,6%</text:p>
          </table:table-cell>
          <table:table-cell office:value-type="float" office:value="19786574" table:style-name="ce15">
            <text:p>19.786.574</text:p>
          </table:table-cell>
          <table:table-cell office:value-type="float" office:value="11002869" table:style-name="ce15">
            <text:p>11.002.869</text:p>
          </table:table-cell>
          <table:table-cell table:style-name="ce15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4">
          <table:table-cell table:style-name="ce18"/>
          <table:table-cell table:number-columns-repeated="16383" table:style-name="ce9"/>
        </table:table-row>
        <table:table-row table:number-rows-repeated="1048551" table:style-name="ro2">
          <table:table-cell table:number-columns-repeated="16384"/>
        </table:table-row>
      </table:table>
      <table:table table:name="Mayores_de_50_años" table:style-name="ta1">
        <table:table-column table:style-name="co4" table:default-cell-style-name="ce21"/>
        <table:table-column table:style-name="co5" table:number-columns-repeated="5" table:default-cell-style-name="ce21"/>
        <table:table-column table:style-name="co3" table:number-columns-repeated="16378" table:default-cell-style-name="ce21"/>
        <table:table-row table:style-name="ro5">
          <table:table-cell table:style-name="ce19"/>
          <table:table-cell office:value-type="string" table:style-name="ce20">
            <text:p>Población a vacunar mayor de 5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4">
          <table:table-cell office:value-type="string" table:style-name="ce22">
            <text:p>Andalucía</text:p>
          </table:table-cell>
          <table:table-cell office:value-type="float" office:value="3245065" table:style-name="ce23">
            <text:p>3.245.065</text:p>
          </table:table-cell>
          <table:table-cell office:value-type="float" office:value="2912957" table:style-name="ce23">
            <text:p>2.912.957</text:p>
          </table:table-cell>
          <table:table-cell office:value-type="percentage" office:value="0.89765751995722731" table:style-name="ce24">
            <text:p>89,8%</text:p>
          </table:table-cell>
          <table:table-cell office:value-type="float" office:value="1545005" table:style-name="ce23">
            <text:p>1.545.005</text:p>
          </table:table-cell>
          <table:table-cell office:value-type="percentage" office:value="0.47610910721356892" table:style-name="ce24">
            <text:p>47,6%</text:p>
          </table:table-cell>
          <table:table-cell office:value-type="date" office:date-value="2021-06-06T00:00:00" table:style-name="ce25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ragón</text:p>
          </table:table-cell>
          <table:table-cell office:value-type="float" office:value="572395" table:style-name="ce5">
            <text:p>572.395</text:p>
          </table:table-cell>
          <table:table-cell office:value-type="float" office:value="521969" table:style-name="ce5">
            <text:p>521.969</text:p>
          </table:table-cell>
          <table:table-cell office:value-type="percentage" office:value="0.91190349321709663" table:style-name="ce26">
            <text:p>91,2%</text:p>
          </table:table-cell>
          <table:table-cell office:value-type="float" office:value="298061" table:style-name="ce5">
            <text:p>298.061</text:p>
          </table:table-cell>
          <table:table-cell office:value-type="percentage" office:value="0.52072607203067811" table:style-name="ce26">
            <text:p>52,1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Asturias<text:s/></text:p>
          </table:table-cell>
          <table:table-cell office:value-type="float" office:value="509372" table:style-name="ce5">
            <text:p>509.372</text:p>
          </table:table-cell>
          <table:table-cell office:value-type="float" office:value="471928" table:style-name="ce5">
            <text:p>471.928</text:p>
          </table:table-cell>
          <table:table-cell office:value-type="percentage" office:value="0.92648987380539172" table:style-name="ce26">
            <text:p>92,6%</text:p>
          </table:table-cell>
          <table:table-cell office:value-type="float" office:value="279481" table:style-name="ce5">
            <text:p>279.481</text:p>
          </table:table-cell>
          <table:table-cell office:value-type="percentage" office:value="0.54867758730358163" table:style-name="ce26">
            <text:p>54,9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Baleares</text:p>
          </table:table-cell>
          <table:table-cell office:value-type="float" office:value="413086" table:style-name="ce5">
            <text:p>413.086</text:p>
          </table:table-cell>
          <table:table-cell office:value-type="float" office:value="346297" table:style-name="ce5">
            <text:p>346.297</text:p>
          </table:table-cell>
          <table:table-cell office:value-type="percentage" office:value="0.83831696063289485" table:style-name="ce26">
            <text:p>83,8%</text:p>
          </table:table-cell>
          <table:table-cell office:value-type="float" office:value="168680" table:style-name="ce5">
            <text:p>168.680</text:p>
          </table:table-cell>
          <table:table-cell office:value-type="percentage" office:value="0.4083411202509889" table:style-name="ce26">
            <text:p>40,8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arias</text:p>
          </table:table-cell>
          <table:table-cell office:value-type="float" office:value="830371" table:style-name="ce5">
            <text:p>830.371</text:p>
          </table:table-cell>
          <table:table-cell office:value-type="float" office:value="684123" table:style-name="ce5">
            <text:p>684.123</text:p>
          </table:table-cell>
          <table:table-cell office:value-type="percentage" office:value="0.82387631552643337" table:style-name="ce26">
            <text:p>82,4%</text:p>
          </table:table-cell>
          <table:table-cell office:value-type="float" office:value="346181" table:style-name="ce5">
            <text:p>346.181</text:p>
          </table:table-cell>
          <table:table-cell office:value-type="percentage" office:value="0.41689919325217284" table:style-name="ce26">
            <text:p>41,7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ntabria</text:p>
          </table:table-cell>
          <table:table-cell office:value-type="float" office:value="261417" table:style-name="ce5">
            <text:p>261.417</text:p>
          </table:table-cell>
          <table:table-cell office:value-type="float" office:value="231745" table:style-name="ce5">
            <text:p>231.745</text:p>
          </table:table-cell>
          <table:table-cell office:value-type="percentage" office:value="0.88649552247941033" table:style-name="ce26">
            <text:p>88,6%</text:p>
          </table:table-cell>
          <table:table-cell office:value-type="float" office:value="125466" table:style-name="ce5">
            <text:p>125.466</text:p>
          </table:table-cell>
          <table:table-cell office:value-type="percentage" office:value="0.47994583366804761" table:style-name="ce26">
            <text:p>48,0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y Leon<text:s/></text:p>
          </table:table-cell>
          <table:table-cell office:value-type="float" office:value="1168817" table:style-name="ce5">
            <text:p>1.168.817</text:p>
          </table:table-cell>
          <table:table-cell office:value-type="float" office:value="1013438" table:style-name="ce5">
            <text:p>1.013.438</text:p>
          </table:table-cell>
          <table:table-cell office:value-type="percentage" office:value="0.86706302184174255" table:style-name="ce26">
            <text:p>86,7%</text:p>
          </table:table-cell>
          <table:table-cell office:value-type="float" office:value="639798" table:style-name="ce5">
            <text:p>639.798</text:p>
          </table:table-cell>
          <table:table-cell office:value-type="percentage" office:value="0.54738936890890533" table:style-name="ce26">
            <text:p>54,7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stilla - La Mancha</text:p>
          </table:table-cell>
          <table:table-cell office:value-type="float" office:value="820217" table:style-name="ce5">
            <text:p>820.217</text:p>
          </table:table-cell>
          <table:table-cell office:value-type="float" office:value="747560" table:style-name="ce5">
            <text:p>747.560</text:p>
          </table:table-cell>
          <table:table-cell office:value-type="percentage" office:value="0.91141734443446065" table:style-name="ce26">
            <text:p>91,1%</text:p>
          </table:table-cell>
          <table:table-cell office:value-type="float" office:value="412947" table:style-name="ce5">
            <text:p>412.947</text:p>
          </table:table-cell>
          <table:table-cell office:value-type="percentage" office:value="0.50346066955452029" table:style-name="ce26">
            <text:p>50,3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ataluña</text:p>
          </table:table-cell>
          <table:table-cell office:value-type="float" office:value="3011852" table:style-name="ce5">
            <text:p>3.011.852</text:p>
          </table:table-cell>
          <table:table-cell office:value-type="float" office:value="2573690" table:style-name="ce5">
            <text:p>2.573.690</text:p>
          </table:table-cell>
          <table:table-cell office:value-type="percentage" office:value="0.85452074006292478" table:style-name="ce26">
            <text:p>85,5%</text:p>
          </table:table-cell>
          <table:table-cell office:value-type="float" office:value="1401061" table:style-name="ce5">
            <text:p>1.401.061</text:p>
          </table:table-cell>
          <table:table-cell office:value-type="percentage" office:value="0.46518255213071558" table:style-name="ce26">
            <text:p>46,5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C. Valenciana</text:p>
          </table:table-cell>
          <table:table-cell office:value-type="float" office:value="2047455" table:style-name="ce5">
            <text:p>2.047.455</text:p>
          </table:table-cell>
          <table:table-cell office:value-type="float" office:value="1770151" table:style-name="ce5">
            <text:p>1.770.151</text:p>
          </table:table-cell>
          <table:table-cell office:value-type="percentage" office:value="0.86456161429677336" table:style-name="ce26">
            <text:p>86,5%</text:p>
          </table:table-cell>
          <table:table-cell office:value-type="float" office:value="966194" table:style-name="ce5">
            <text:p>966.194</text:p>
          </table:table-cell>
          <table:table-cell office:value-type="percentage" office:value="0.47189999291803725" table:style-name="ce26">
            <text:p>47,2%</text:p>
          </table:table-cell>
          <table:table-cell office:value-type="date" office:date-value="2021-06-05T00:00:00" table:style-name="ce8">
            <text:p>0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Extremadura</text:p>
          </table:table-cell>
          <table:table-cell office:value-type="float" office:value="462394" table:style-name="ce5">
            <text:p>462.394</text:p>
          </table:table-cell>
          <table:table-cell office:value-type="float" office:value="436732" table:style-name="ce5">
            <text:p>436.732</text:p>
          </table:table-cell>
          <table:table-cell office:value-type="percentage" office:value="0.94450187502432992" table:style-name="ce26">
            <text:p>94,5%</text:p>
          </table:table-cell>
          <table:table-cell office:value-type="float" office:value="253583" table:style-name="ce5">
            <text:p>253.583</text:p>
          </table:table-cell>
          <table:table-cell office:value-type="percentage" office:value="0.5484132579574994" table:style-name="ce26">
            <text:p>54,8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Galicia</text:p>
          </table:table-cell>
          <table:table-cell office:value-type="float" office:value="1276880" table:style-name="ce5">
            <text:p>1.276.880</text:p>
          </table:table-cell>
          <table:table-cell office:value-type="float" office:value="1207989" table:style-name="ce5">
            <text:p>1.207.989</text:p>
          </table:table-cell>
          <table:table-cell office:value-type="percentage" office:value="0.94604739677965044" table:style-name="ce26">
            <text:p>94,6%</text:p>
          </table:table-cell>
          <table:table-cell office:value-type="float" office:value="737508" table:style-name="ce5">
            <text:p>737.508</text:p>
          </table:table-cell>
          <table:table-cell office:value-type="percentage" office:value="0.57758599085270346" table:style-name="ce26">
            <text:p>57,8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La Rioja</text:p>
          </table:table-cell>
          <table:table-cell office:value-type="float" office:value="135714" table:style-name="ce5">
            <text:p>135.714</text:p>
          </table:table-cell>
          <table:table-cell office:value-type="float" office:value="124303" table:style-name="ce5">
            <text:p>124.303</text:p>
          </table:table-cell>
          <table:table-cell office:value-type="percentage" office:value="0.915918770355306" table:style-name="ce26">
            <text:p>91,6%</text:p>
          </table:table-cell>
          <table:table-cell office:value-type="float" office:value="76769" table:style-name="ce5">
            <text:p>76.769</text:p>
          </table:table-cell>
          <table:table-cell office:value-type="percentage" office:value="0.56566750666843513" table:style-name="ce26">
            <text:p>56,6%</text:p>
          </table:table-cell>
          <table:table-cell office:value-type="date" office:date-value="2021-06-05T00:00:00" table:style-name="ce8">
            <text:p>05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adrid</text:p>
          </table:table-cell>
          <table:table-cell office:value-type="float" office:value="2566309" table:style-name="ce5">
            <text:p>2.566.309</text:p>
          </table:table-cell>
          <table:table-cell office:value-type="float" office:value="2295964" table:style-name="ce5">
            <text:p>2.295.964</text:p>
          </table:table-cell>
          <table:table-cell office:value-type="percentage" office:value="0.8946560994798366" table:style-name="ce26">
            <text:p>89,5%</text:p>
          </table:table-cell>
          <table:table-cell office:value-type="float" office:value="1260078" table:style-name="ce5">
            <text:p>1.260.078</text:p>
          </table:table-cell>
          <table:table-cell office:value-type="percentage" office:value="0.49100790278957057" table:style-name="ce26">
            <text:p>49,1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Murcia<text:s/></text:p>
          </table:table-cell>
          <table:table-cell office:value-type="float" office:value="532835" table:style-name="ce5">
            <text:p>532.835</text:p>
          </table:table-cell>
          <table:table-cell office:value-type="float" office:value="470188" table:style-name="ce5">
            <text:p>470.188</text:p>
          </table:table-cell>
          <table:table-cell office:value-type="percentage" office:value="0.88242701774470522" table:style-name="ce26">
            <text:p>88,2%</text:p>
          </table:table-cell>
          <table:table-cell office:value-type="float" office:value="249131" table:style-name="ce5">
            <text:p>249.131</text:p>
          </table:table-cell>
          <table:table-cell office:value-type="percentage" office:value="0.46755749903816379" table:style-name="ce26">
            <text:p>46,8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/>
        </table:table-row>
        <table:table-row table:style-name="ro4">
          <table:table-cell office:value-type="string" table:style-name="ce4">
            <text:p>Navarra</text:p>
          </table:table-cell>
          <table:table-cell office:value-type="float" office:value="267496" table:style-name="ce5">
            <text:p>267.496</text:p>
          </table:table-cell>
          <table:table-cell office:value-type="float" office:value="255132" table:style-name="ce5">
            <text:p>255.132</text:p>
          </table:table-cell>
          <table:table-cell office:value-type="percentage" office:value="0.95377874809342944" table:style-name="ce26">
            <text:p>95,4%</text:p>
          </table:table-cell>
          <table:table-cell office:value-type="float" office:value="150531" table:style-name="ce5">
            <text:p>150.531</text:p>
          </table:table-cell>
          <table:table-cell office:value-type="percentage" office:value="0.5627411251009361" table:style-name="ce26">
            <text:p>56,3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País Vasco</text:p>
          </table:table-cell>
          <table:table-cell office:value-type="float" office:value="991127" table:style-name="ce5">
            <text:p>991.127</text:p>
          </table:table-cell>
          <table:table-cell office:value-type="float" office:value="899293" table:style-name="ce5">
            <text:p>899.293</text:p>
          </table:table-cell>
          <table:table-cell office:value-type="percentage" office:value="0.90734386208830953" table:style-name="ce26">
            <text:p>90,7%</text:p>
          </table:table-cell>
          <table:table-cell office:value-type="float" office:value="538207" table:style-name="ce5">
            <text:p>538.207</text:p>
          </table:table-cell>
          <table:table-cell office:value-type="percentage" office:value="0.54302526316001887" table:style-name="ce26">
            <text:p>54,3%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Ceuta</text:p>
          </table:table-cell>
          <table:table-cell office:value-type="float" office:value="26336" table:style-name="ce5">
            <text:p>26.336</text:p>
          </table:table-cell>
          <table:table-cell office:value-type="float" office:value="22549" table:style-name="ce5">
            <text:p>22.549</text:p>
          </table:table-cell>
          <table:table-cell office:value-type="percentage" office:value="0.85620443499392462" table:style-name="ce26">
            <text:p>85,6%</text:p>
          </table:table-cell>
          <table:table-cell office:value-type="float" office:value="11718" table:style-name="ce5">
            <text:p>11.718</text:p>
          </table:table-cell>
          <table:table-cell office:value-type="percentage" office:value="0.44494228432563793" table:style-name="ce26">
            <text:p>44,5%</text:p>
          </table:table-cell>
          <table:table-cell office:value-type="date" office:date-value="2021-06-05T00:00:00" table:style-name="ce8">
            <text:p>05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Melilla</text:p>
          </table:table-cell>
          <table:table-cell office:value-type="float" office:value="25223" table:style-name="ce5">
            <text:p>25.223</text:p>
          </table:table-cell>
          <table:table-cell office:value-type="float" office:value="19617" table:style-name="ce5">
            <text:p>19.617</text:p>
          </table:table-cell>
          <table:table-cell office:value-type="percentage" office:value="0.77774253657376202" table:style-name="ce26">
            <text:p>77,8%</text:p>
          </table:table-cell>
          <table:table-cell office:value-type="float" office:value="10570" table:style-name="ce5">
            <text:p>10.570</text:p>
          </table:table-cell>
          <table:table-cell office:value-type="percentage" office:value="0.41906196725211114" table:style-name="ce26">
            <text:p>41,9%</text:p>
          </table:table-cell>
          <table:table-cell office:value-type="date" office:date-value="2021-06-04T00:00:00" table:style-name="ce8">
            <text:p>04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11763" table:style-name="ce5">
            <text:p>11.763</text:p>
          </table:table-cell>
          <table:table-cell office:value-type="string" table:style-name="ce26">
            <text:p>-</text:p>
          </table:table-cell>
          <table:table-cell office:value-type="float" office:value="2796" table:style-name="ce5">
            <text:p>2.796</text:p>
          </table:table-cell>
          <table:table-cell office:value-type="string" table:style-name="ce26">
            <text:p>-</text:p>
          </table:table-cell>
          <table:table-cell office:value-type="date" office:date-value="2021-06-06T00:00:00" table:style-name="ce8">
            <text:p>06/06/2021</text:p>
          </table:table-cell>
          <table:table-cell table:number-columns-repeated="16377" table:style-name="ce21"/>
        </table:table-row>
        <table:table-row table:style-name="ro4">
          <table:table-cell office:value-type="string" table:style-name="ce10">
            <text:p>Totales</text:p>
          </table:table-cell>
          <table:table-cell office:value-type="float" office:value="19164361" table:style-name="ce15">
            <text:p>19.164.361</text:p>
          </table:table-cell>
          <table:table-cell office:value-type="float" office:value="17017388" table:style-name="ce15">
            <text:p>17.017.388</text:p>
          </table:table-cell>
          <table:table-cell office:value-type="percentage" office:value="0.88797054073443926" table:style-name="ce16">
            <text:p>88,8%</text:p>
          </table:table-cell>
          <table:table-cell office:value-type="float" office:value="9473765" table:style-name="ce15">
            <text:p>9.473.765</text:p>
          </table:table-cell>
          <table:table-cell office:value-type="percentage" office:value="0.49434285860092075" table:style-name="ce16">
            <text:p>49,4%</text:p>
          </table:table-cell>
          <table:table-cell table:style-name="ce27"/>
          <table:table-cell table:number-columns-repeated="16377" table:style-name="ce21"/>
        </table:table-row>
        <table:table-row table:style-name="ro4">
          <table:table-cell table:number-columns-repeated="16384"/>
        </table:table-row>
        <table:table-row table:style-name="ro6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2" table:style-name="ro4">
          <table:table-cell table:number-columns-repeated="16384"/>
        </table:table-row>
      </table:table>
      <table:table table:name="Etarios_con_al_menos_1_dosis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43"/>
        <table:table-column table:style-name="co3" table:default-cell-style-name="ce47"/>
        <table:table-column table:style-name="co3" table:default-cell-style-name="ce21"/>
        <table:table-column table:style-name="co3" table:default-cell-style-name="ce47"/>
        <table:table-column table:style-name="co3" table:number-columns-repeated="2" table:default-cell-style-name="ce21"/>
        <table:table-column table:style-name="co3" table:default-cell-style-name="ce47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5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175" table:style-name="ce35">
            <text:p>430.175</text:p>
          </table:table-cell>
          <table:table-cell office:value-type="percentage" office:value="1" table:style-name="ce36">
            <text:p>100,0%</text:p>
          </table:table-cell>
          <table:table-cell office:value-type="float" office:value="640726" table:style-name="ce35">
            <text:p>640.726</text:p>
          </table:table-cell>
          <table:table-cell office:value-type="percentage" office:value="0.98515485538476677" table:style-name="ce36">
            <text:p>98,5%</text:p>
          </table:table-cell>
          <table:table-cell office:value-type="float" office:value="836737" table:style-name="ce35">
            <text:p>836.737</text:p>
          </table:table-cell>
          <table:table-cell office:value-type="percentage" office:value="0.91332177041457319" table:style-name="ce36">
            <text:p>91,3%</text:p>
          </table:table-cell>
          <table:table-cell office:value-type="float" office:value="1005319" table:style-name="ce35">
            <text:p>1.005.319</text:p>
          </table:table-cell>
          <table:table-cell office:value-type="percentage" office:value="0.79470538433749316" table:style-name="ce36">
            <text:p>79,5%</text:p>
          </table:table-cell>
          <table:table-cell office:value-type="float" office:value="272631" table:style-name="ce35">
            <text:p>272.631</text:p>
          </table:table-cell>
          <table:table-cell office:value-type="percentage" office:value="0.19682928625369464" table:style-name="ce36">
            <text:p>19,7%</text:p>
          </table:table-cell>
          <table:table-cell office:value-type="float" office:value="194226" table:style-name="ce35">
            <text:p>194.226</text:p>
          </table:table-cell>
          <table:table-cell office:value-type="percentage" office:value="0.11957763101756054" table:style-name="ce36">
            <text:p>12,0%</text:p>
          </table:table-cell>
          <table:table-cell office:value-type="float" office:value="40741" table:style-name="ce35">
            <text:p>40.741</text:p>
          </table:table-cell>
          <table:table-cell office:value-type="percentage" office:value="6.5097484045595885E-2" table:style-name="ce36">
            <text:p>6,5%</text:p>
          </table:table-cell>
          <table:table-cell office:value-type="float" office:value="576" table:style-name="ce35">
            <text:p>576</text:p>
          </table:table-cell>
          <table:table-cell office:value-type="percentage" office:value="3.1662095085229305E-3" table:style-name="ce36">
            <text:p>0,3%</text:p>
          </table:table-cell>
          <table:table-cell office:value-type="float" office:value="3421131" table:style-name="ce35">
            <text:p>3.421.131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48442761496998177" table:style-name="ce36">
            <text:p>48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493" table:style-name="ce38">
            <text:p>100.493</text:p>
          </table:table-cell>
          <table:table-cell office:value-type="percentage" office:value="1" table:style-name="ce39">
            <text:p>100,0%</text:p>
          </table:table-cell>
          <table:table-cell office:value-type="float" office:value="117340" table:style-name="ce38">
            <text:p>117.340</text:p>
          </table:table-cell>
          <table:table-cell office:value-type="percentage" office:value="0.98642343743432392" table:style-name="ce39">
            <text:p>98,6%</text:p>
          </table:table-cell>
          <table:table-cell office:value-type="float" office:value="146987" table:style-name="ce38">
            <text:p>146.987</text:p>
          </table:table-cell>
          <table:table-cell office:value-type="percentage" office:value="0.94001291832675693" table:style-name="ce39">
            <text:p>94,0%</text:p>
          </table:table-cell>
          <table:table-cell office:value-type="float" office:value="157149" table:style-name="ce38">
            <text:p>157.149</text:p>
          </table:table-cell>
          <table:table-cell office:value-type="percentage" office:value="0.79261698929720681" table:style-name="ce39">
            <text:p>79,3%</text:p>
          </table:table-cell>
          <table:table-cell office:value-type="float" office:value="47695" table:style-name="ce38">
            <text:p>47.695</text:p>
          </table:table-cell>
          <table:table-cell office:value-type="percentage" office:value="0.22189603755414225" table:style-name="ce39">
            <text:p>22,2%</text:p>
          </table:table-cell>
          <table:table-cell office:value-type="float" office:value="34139" table:style-name="ce38">
            <text:p>34.139</text:p>
          </table:table-cell>
          <table:table-cell office:value-type="percentage" office:value="0.1476983646274985" table:style-name="ce39">
            <text:p>14,8%</text:p>
          </table:table-cell>
          <table:table-cell office:value-type="float" office:value="7665" table:style-name="ce38">
            <text:p>7.665</text:p>
          </table:table-cell>
          <table:table-cell office:value-type="percentage" office:value="8.5949764521193087E-2" table:style-name="ce39">
            <text:p>8,6%</text:p>
          </table:table-cell>
          <table:table-cell office:value-type="float" office:value="71" table:style-name="ce38">
            <text:p>71</text:p>
          </table:table-cell>
          <table:table-cell office:value-type="percentage" office:value="2.8280092408189276E-3" table:style-name="ce39">
            <text:p>0,3%</text:p>
          </table:table-cell>
          <table:table-cell office:value-type="float" office:value="611539" table:style-name="ce38">
            <text:p>611.539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53986443778227411" table:style-name="ce39">
            <text:p>54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220" table:style-name="ce38">
            <text:p>88.220</text:p>
          </table:table-cell>
          <table:table-cell office:value-type="percentage" office:value="1" table:style-name="ce39">
            <text:p>100,0%</text:p>
          </table:table-cell>
          <table:table-cell office:value-type="float" office:value="112859" table:style-name="ce38">
            <text:p>112.859</text:p>
          </table:table-cell>
          <table:table-cell office:value-type="percentage" office:value="1" table:style-name="ce39">
            <text:p>100,0%</text:p>
          </table:table-cell>
          <table:table-cell office:value-type="float" office:value="139276" table:style-name="ce38">
            <text:p>139.276</text:p>
          </table:table-cell>
          <table:table-cell office:value-type="percentage" office:value="0.93066581134899629" table:style-name="ce39">
            <text:p>93,1%</text:p>
          </table:table-cell>
          <table:table-cell office:value-type="float" office:value="131573" table:style-name="ce38">
            <text:p>131.573</text:p>
          </table:table-cell>
          <table:table-cell office:value-type="percentage" office:value="0.80895816041071045" table:style-name="ce39">
            <text:p>80,9%</text:p>
          </table:table-cell>
          <table:table-cell office:value-type="float" office:value="28901" table:style-name="ce38">
            <text:p>28.901</text:p>
          </table:table-cell>
          <table:table-cell office:value-type="percentage" office:value="0.17306713455055003" table:style-name="ce39">
            <text:p>17,3%</text:p>
          </table:table-cell>
          <table:table-cell office:value-type="float" office:value="20894" table:style-name="ce38">
            <text:p>20.894</text:p>
          </table:table-cell>
          <table:table-cell office:value-type="percentage" office:value="0.13471135123982927" table:style-name="ce39">
            <text:p>13,5%</text:p>
          </table:table-cell>
          <table:table-cell office:value-type="float" office:value="4708" table:style-name="ce38">
            <text:p>4.708</text:p>
          </table:table-cell>
          <table:table-cell office:value-type="percentage" office:value="8.6897137267206853E-2" table:style-name="ce39">
            <text:p>8,7%</text:p>
          </table:table-cell>
          <table:table-cell office:value-type="float" office:value="54" table:style-name="ce38">
            <text:p>54</text:p>
          </table:table-cell>
          <table:table-cell office:value-type="percentage" office:value="3.4697680395810574E-3" table:style-name="ce39">
            <text:p>0,3%</text:p>
          </table:table-cell>
          <table:table-cell office:value-type="float" office:value="526485" table:style-name="ce38">
            <text:p>526.485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58419855993448799" table:style-name="ce39">
            <text:p>58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526" table:style-name="ce38">
            <text:p>50.526</text:p>
          </table:table-cell>
          <table:table-cell office:value-type="percentage" office:value="1" table:style-name="ce39">
            <text:p>100,0%</text:p>
          </table:table-cell>
          <table:table-cell office:value-type="float" office:value="76730" table:style-name="ce38">
            <text:p>76.730</text:p>
          </table:table-cell>
          <table:table-cell office:value-type="percentage" office:value="0.95297829002931089" table:style-name="ce39">
            <text:p>95,3%</text:p>
          </table:table-cell>
          <table:table-cell office:value-type="float" office:value="96776" table:style-name="ce38">
            <text:p>96.776</text:p>
          </table:table-cell>
          <table:table-cell office:value-type="percentage" office:value="0.8255154353370695" table:style-name="ce39">
            <text:p>82,6%</text:p>
          </table:table-cell>
          <table:table-cell office:value-type="float" office:value="122265" table:style-name="ce38">
            <text:p>122.265</text:p>
          </table:table-cell>
          <table:table-cell office:value-type="percentage" office:value="0.73743795122951561" table:style-name="ce39">
            <text:p>73,7%</text:p>
          </table:table-cell>
          <table:table-cell office:value-type="float" office:value="57529" table:style-name="ce38">
            <text:p>57.529</text:p>
          </table:table-cell>
          <table:table-cell office:value-type="percentage" office:value="0.27903401043788684" table:style-name="ce39">
            <text:p>27,9%</text:p>
          </table:table-cell>
          <table:table-cell office:value-type="float" office:value="27491" table:style-name="ce38">
            <text:p>27.491</text:p>
          </table:table-cell>
          <table:table-cell office:value-type="percentage" office:value="0.10660301998588502" table:style-name="ce39">
            <text:p>10,7%</text:p>
          </table:table-cell>
          <table:table-cell office:value-type="float" office:value="4617" table:style-name="ce38">
            <text:p>4.617</text:p>
          </table:table-cell>
          <table:table-cell office:value-type="percentage" office:value="5.3786740292873871E-2" table:style-name="ce39">
            <text:p>5,4%</text:p>
          </table:table-cell>
          <table:table-cell office:value-type="float" office:value="45" table:style-name="ce38">
            <text:p>45</text:p>
          </table:table-cell>
          <table:table-cell office:value-type="percentage" office:value="1.9313304721030042E-3" table:style-name="ce39">
            <text:p>0,2%</text:p>
          </table:table-cell>
          <table:table-cell office:value-type="float" office:value="435979" table:style-name="ce38">
            <text:p>435.979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44204428969895943" table:style-name="ce39">
            <text:p>44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0864" table:style-name="ce38">
            <text:p>90.864</text:p>
          </table:table-cell>
          <table:table-cell office:value-type="percentage" office:value="1" table:style-name="ce39">
            <text:p>100,0%</text:p>
          </table:table-cell>
          <table:table-cell office:value-type="float" office:value="146083" table:style-name="ce38">
            <text:p>146.083</text:p>
          </table:table-cell>
          <table:table-cell office:value-type="percentage" office:value="0.94533135746225672" table:style-name="ce39">
            <text:p>94,5%</text:p>
          </table:table-cell>
          <table:table-cell office:value-type="float" office:value="204100" table:style-name="ce38">
            <text:p>204.100</text:p>
          </table:table-cell>
          <table:table-cell office:value-type="percentage" office:value="0.86817075868170757" table:style-name="ce39">
            <text:p>86,8%</text:p>
          </table:table-cell>
          <table:table-cell office:value-type="float" office:value="243076" table:style-name="ce38">
            <text:p>243.076</text:p>
          </table:table-cell>
          <table:table-cell office:value-type="percentage" office:value="0.69348838270872326" table:style-name="ce39">
            <text:p>69,3%</text:p>
          </table:table-cell>
          <table:table-cell office:value-type="float" office:value="103671" table:style-name="ce38">
            <text:p>103.671</text:p>
          </table:table-cell>
          <table:table-cell office:value-type="percentage" office:value="0.26724564605438178" table:style-name="ce39">
            <text:p>26,7%</text:p>
          </table:table-cell>
          <table:table-cell office:value-type="float" office:value="49521" table:style-name="ce38">
            <text:p>49.521</text:p>
          </table:table-cell>
          <table:table-cell office:value-type="percentage" office:value="0.11141158234099086" table:style-name="ce39">
            <text:p>11,1%</text:p>
          </table:table-cell>
          <table:table-cell office:value-type="float" office:value="8433" table:style-name="ce38">
            <text:p>8.433</text:p>
          </table:table-cell>
          <table:table-cell office:value-type="percentage" office:value="5.1452418867717314E-2" table:style-name="ce39">
            <text:p>5,1%</text:p>
          </table:table-cell>
          <table:table-cell office:value-type="float" office:value="97" table:style-name="ce38">
            <text:p>97</text:p>
          </table:table-cell>
          <table:table-cell office:value-type="percentage" office:value="2.187049062049062E-3" table:style-name="ce39">
            <text:p>0,2%</text:p>
          </table:table-cell>
          <table:table-cell office:value-type="float" office:value="845845" table:style-name="ce38">
            <text:p>845.845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45207380094311539" table:style-name="ce39">
            <text:p>45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053" table:style-name="ce38">
            <text:p>42.053</text:p>
          </table:table-cell>
          <table:table-cell office:value-type="percentage" office:value="1" table:style-name="ce39">
            <text:p>100,0%</text:p>
          </table:table-cell>
          <table:table-cell office:value-type="float" office:value="55383" table:style-name="ce38">
            <text:p>55.383</text:p>
          </table:table-cell>
          <table:table-cell office:value-type="percentage" office:value="1" table:style-name="ce39">
            <text:p>100,0%</text:p>
          </table:table-cell>
          <table:table-cell office:value-type="float" office:value="71988" table:style-name="ce38">
            <text:p>71.988</text:p>
          </table:table-cell>
          <table:table-cell office:value-type="percentage" office:value="0.93073889714913693" table:style-name="ce39">
            <text:p>93,1%</text:p>
          </table:table-cell>
          <table:table-cell office:value-type="float" office:value="62321" table:style-name="ce38">
            <text:p>62.321</text:p>
          </table:table-cell>
          <table:table-cell office:value-type="percentage" office:value="0.69273264861500161" table:style-name="ce39">
            <text:p>69,3%</text:p>
          </table:table-cell>
          <table:table-cell office:value-type="float" office:value="17885" table:style-name="ce38">
            <text:p>17.885</text:p>
          </table:table-cell>
          <table:table-cell office:value-type="percentage" office:value="0.18293119495954752" table:style-name="ce39">
            <text:p>18,3%</text:p>
          </table:table-cell>
          <table:table-cell office:value-type="float" office:value="12671" table:style-name="ce38">
            <text:p>12.671</text:p>
          </table:table-cell>
          <table:table-cell office:value-type="percentage" office:value="0.1313438096027863" table:style-name="ce39">
            <text:p>13,1%</text:p>
          </table:table-cell>
          <table:table-cell office:value-type="float" office:value="1857" table:style-name="ce38">
            <text:p>1.857</text:p>
          </table:table-cell>
          <table:table-cell office:value-type="percentage" office:value="5.3155860884499785E-2" table:style-name="ce39">
            <text:p>5,3%</text:p>
          </table:table-cell>
          <table:table-cell office:value-type="float" office:value="13" table:style-name="ce38">
            <text:p>13</text:p>
          </table:table-cell>
          <table:table-cell office:value-type="percentage" office:value="1.2047076267259753E-3" table:style-name="ce39">
            <text:p>0,1%</text:p>
          </table:table-cell>
          <table:table-cell office:value-type="float" office:value="264171" table:style-name="ce38">
            <text:p>264.171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52688358623330622" table:style-name="ce39">
            <text:p>52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8102" table:style-name="ce38">
            <text:p>228.102</text:p>
          </table:table-cell>
          <table:table-cell office:value-type="percentage" office:value="1" table:style-name="ce39">
            <text:p>100,0%</text:p>
          </table:table-cell>
          <table:table-cell office:value-type="float" office:value="247749" table:style-name="ce38">
            <text:p>247.749</text:p>
          </table:table-cell>
          <table:table-cell office:value-type="percentage" office:value="1" table:style-name="ce39">
            <text:p>100,0%</text:p>
          </table:table-cell>
          <table:table-cell office:value-type="float" office:value="304285" table:style-name="ce38">
            <text:p>304.285</text:p>
          </table:table-cell>
          <table:table-cell office:value-type="percentage" office:value="0.9551440006277957" table:style-name="ce39">
            <text:p>95,5%</text:p>
          </table:table-cell>
          <table:table-cell office:value-type="float" office:value="233302" table:style-name="ce38">
            <text:p>233.302</text:p>
          </table:table-cell>
          <table:table-cell office:value-type="percentage" office:value="0.61206007739227386" table:style-name="ce39">
            <text:p>61,2%</text:p>
          </table:table-cell>
          <table:table-cell office:value-type="float" office:value="54514" table:style-name="ce38">
            <text:p>54.514</text:p>
          </table:table-cell>
          <table:table-cell office:value-type="percentage" office:value="0.15005023327507191" table:style-name="ce39">
            <text:p>15,0%</text:p>
          </table:table-cell>
          <table:table-cell office:value-type="float" office:value="48439" table:style-name="ce38">
            <text:p>48.439</text:p>
          </table:table-cell>
          <table:table-cell office:value-type="percentage" office:value="0.12894887460235063" table:style-name="ce39">
            <text:p>12,9%</text:p>
          </table:table-cell>
          <table:table-cell office:value-type="float" office:value="9500" table:style-name="ce38">
            <text:p>9.500</text:p>
          </table:table-cell>
          <table:table-cell office:value-type="percentage" office:value="6.5779451884061979E-2" table:style-name="ce39">
            <text:p>6,6%</text:p>
          </table:table-cell>
          <table:table-cell office:value-type="float" office:value="122" table:style-name="ce38">
            <text:p>122</text:p>
          </table:table-cell>
          <table:table-cell office:value-type="percentage" office:value="2.9987218562579883E-3" table:style-name="ce39">
            <text:p>0,3%</text:p>
          </table:table-cell>
          <table:table-cell office:value-type="float" office:value="1126013" table:style-name="ce38">
            <text:p>1.126.013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53802261293446851" table:style-name="ce39">
            <text:p>53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6987" table:style-name="ce38">
            <text:p>136.987</text:p>
          </table:table-cell>
          <table:table-cell office:value-type="percentage" office:value="1" table:style-name="ce39">
            <text:p>100,0%</text:p>
          </table:table-cell>
          <table:table-cell office:value-type="float" office:value="156482" table:style-name="ce38">
            <text:p>156.482</text:p>
          </table:table-cell>
          <table:table-cell office:value-type="percentage" office:value="0.98353875839875304" table:style-name="ce39">
            <text:p>98,4%</text:p>
          </table:table-cell>
          <table:table-cell office:value-type="float" office:value="205629" table:style-name="ce38">
            <text:p>205.629</text:p>
          </table:table-cell>
          <table:table-cell office:value-type="percentage" office:value="0.94133507901338553" table:style-name="ce39">
            <text:p>94,1%</text:p>
          </table:table-cell>
          <table:table-cell office:value-type="float" office:value="248462" table:style-name="ce38">
            <text:p>248.462</text:p>
          </table:table-cell>
          <table:table-cell office:value-type="percentage" office:value="0.80806431679664892" table:style-name="ce39">
            <text:p>80,8%</text:p>
          </table:table-cell>
          <table:table-cell office:value-type="float" office:value="78558" table:style-name="ce38">
            <text:p>78.558</text:p>
          </table:table-cell>
          <table:table-cell office:value-type="percentage" office:value="0.23761891078477337" table:style-name="ce39">
            <text:p>23,8%</text:p>
          </table:table-cell>
          <table:table-cell office:value-type="float" office:value="41135" table:style-name="ce38">
            <text:p>41.135</text:p>
          </table:table-cell>
          <table:table-cell office:value-type="percentage" office:value="0.10903620845040556" table:style-name="ce39">
            <text:p>10,9%</text:p>
          </table:table-cell>
          <table:table-cell office:value-type="float" office:value="8121" table:style-name="ce38">
            <text:p>8.121</text:p>
          </table:table-cell>
          <table:table-cell office:value-type="percentage" office:value="5.4314530691956818E-2" table:style-name="ce39">
            <text:p>5,4%</text:p>
          </table:table-cell>
          <table:table-cell office:value-type="float" office:value="114" table:style-name="ce38">
            <text:p>114</text:p>
          </table:table-cell>
          <table:table-cell office:value-type="percentage" office:value="2.6909640260598623E-3" table:style-name="ce39">
            <text:p>0,3%</text:p>
          </table:table-cell>
          <table:table-cell office:value-type="float" office:value="875488" table:style-name="ce38">
            <text:p>875.488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50901530497149938" table:style-name="ce39">
            <text:p>50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3803" table:style-name="ce38">
            <text:p>453.803</text:p>
          </table:table-cell>
          <table:table-cell office:value-type="percentage" office:value="1" table:style-name="ce39">
            <text:p>100,0%</text:p>
          </table:table-cell>
          <table:table-cell office:value-type="float" office:value="605662" table:style-name="ce38">
            <text:p>605.662</text:p>
          </table:table-cell>
          <table:table-cell office:value-type="percentage" office:value="0.95336002971861755" table:style-name="ce39">
            <text:p>95,3%</text:p>
          </table:table-cell>
          <table:table-cell office:value-type="float" office:value="711992" table:style-name="ce38">
            <text:p>711.992</text:p>
          </table:table-cell>
          <table:table-cell office:value-type="percentage" office:value="0.85005444230071248" table:style-name="ce39">
            <text:p>85,0%</text:p>
          </table:table-cell>
          <table:table-cell office:value-type="float" office:value="802233" table:style-name="ce38">
            <text:p>802.233</text:p>
          </table:table-cell>
          <table:table-cell office:value-type="percentage" office:value="0.73479363974427081" table:style-name="ce39">
            <text:p>73,5%</text:p>
          </table:table-cell>
          <table:table-cell office:value-type="float" office:value="214364" table:style-name="ce38">
            <text:p>214.364</text:p>
          </table:table-cell>
          <table:table-cell office:value-type="percentage" office:value="0.16279717942973446" table:style-name="ce39">
            <text:p>16,3%</text:p>
          </table:table-cell>
          <table:table-cell office:value-type="float" office:value="181425" table:style-name="ce38">
            <text:p>181.425</text:p>
          </table:table-cell>
          <table:table-cell office:value-type="percentage" office:value="0.12201798273017632" table:style-name="ce39">
            <text:p>12,2%</text:p>
          </table:table-cell>
          <table:table-cell office:value-type="float" office:value="50098" table:style-name="ce38">
            <text:p>50.098</text:p>
          </table:table-cell>
          <table:table-cell office:value-type="percentage" office:value="9.0053135268444551E-2" table:style-name="ce39">
            <text:p>9,0%</text:p>
          </table:table-cell>
          <table:table-cell office:value-type="float" office:value="947" table:style-name="ce38">
            <text:p>947</text:p>
          </table:table-cell>
          <table:table-cell office:value-type="percentage" office:value="5.9237852174348193E-3" table:style-name="ce39">
            <text:p>0,6%</text:p>
          </table:table-cell>
          <table:table-cell office:value-type="float" office:value="3020524" table:style-name="ce38">
            <text:p>3.020.524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46244368581453593" table:style-name="ce39">
            <text:p>46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3883" table:style-name="ce38">
            <text:p>293.883</text:p>
          </table:table-cell>
          <table:table-cell office:value-type="percentage" office:value="1" table:style-name="ce39">
            <text:p>100,0%</text:p>
          </table:table-cell>
          <table:table-cell office:value-type="float" office:value="426490" table:style-name="ce38">
            <text:p>426.490</text:p>
          </table:table-cell>
          <table:table-cell office:value-type="percentage" office:value="0.97402834683073658" table:style-name="ce39">
            <text:p>97,4%</text:p>
          </table:table-cell>
          <table:table-cell office:value-type="float" office:value="523280" table:style-name="ce38">
            <text:p>523.280</text:p>
          </table:table-cell>
          <table:table-cell office:value-type="percentage" office:value="0.90107589095066887" table:style-name="ce39">
            <text:p>90,1%</text:p>
          </table:table-cell>
          <table:table-cell office:value-type="float" office:value="526498" table:style-name="ce38">
            <text:p>526.498</text:p>
          </table:table-cell>
          <table:table-cell office:value-type="percentage" office:value="0.69981949506469199" table:style-name="ce39">
            <text:p>70,0%</text:p>
          </table:table-cell>
          <table:table-cell office:value-type="float" office:value="111180" table:style-name="ce38">
            <text:p>111.180</text:p>
          </table:table-cell>
          <table:table-cell office:value-type="percentage" office:value="0.13055609050385866" table:style-name="ce39">
            <text:p>13,1%</text:p>
          </table:table-cell>
          <table:table-cell office:value-type="float" office:value="108622" table:style-name="ce38">
            <text:p>108.622</text:p>
          </table:table-cell>
          <table:table-cell office:value-type="percentage" office:value="0.11879319188214077" table:style-name="ce39">
            <text:p>11,9%</text:p>
          </table:table-cell>
          <table:table-cell office:value-type="float" office:value="21804" table:style-name="ce38">
            <text:p>21.804</text:p>
          </table:table-cell>
          <table:table-cell office:value-type="percentage" office:value="6.1796765617825947E-2" table:style-name="ce39">
            <text:p>6,2%</text:p>
          </table:table-cell>
          <table:table-cell office:value-type="float" office:value="199" table:style-name="ce38">
            <text:p>199</text:p>
          </table:table-cell>
          <table:table-cell office:value-type="percentage" office:value="1.9311201467263146E-3" table:style-name="ce39">
            <text:p>0,2%</text:p>
          </table:table-cell>
          <table:table-cell office:value-type="float" office:value="2011956" table:style-name="ce38">
            <text:p>2.011.956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4712607789792484" table:style-name="ce39">
            <text:p>47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27" table:style-name="ce38">
            <text:p>77.927</text:p>
          </table:table-cell>
          <table:table-cell office:value-type="percentage" office:value="1" table:style-name="ce39">
            <text:p>100,0%</text:p>
          </table:table-cell>
          <table:table-cell office:value-type="float" office:value="95107" table:style-name="ce38">
            <text:p>95.107</text:p>
          </table:table-cell>
          <table:table-cell office:value-type="percentage" office:value="1" table:style-name="ce39">
            <text:p>100,0%</text:p>
          </table:table-cell>
          <table:table-cell office:value-type="float" office:value="127790" table:style-name="ce38">
            <text:p>127.790</text:p>
          </table:table-cell>
          <table:table-cell office:value-type="percentage" office:value="1" table:style-name="ce39">
            <text:p>100,0%</text:p>
          </table:table-cell>
          <table:table-cell office:value-type="float" office:value="135908" table:style-name="ce38">
            <text:p>135.908</text:p>
          </table:table-cell>
          <table:table-cell office:value-type="percentage" office:value="0.8031628214826021" table:style-name="ce39">
            <text:p>80,3%</text:p>
          </table:table-cell>
          <table:table-cell office:value-type="float" office:value="28931" table:style-name="ce38">
            <text:p>28.931</text:p>
          </table:table-cell>
          <table:table-cell office:value-type="percentage" office:value="0.18139240347599284" table:style-name="ce39">
            <text:p>18,1%</text:p>
          </table:table-cell>
          <table:table-cell office:value-type="float" office:value="23637" table:style-name="ce38">
            <text:p>23.637</text:p>
          </table:table-cell>
          <table:table-cell office:value-type="percentage" office:value="0.12292754467350378" table:style-name="ce39">
            <text:p>12,3%</text:p>
          </table:table-cell>
          <table:table-cell office:value-type="float" office:value="2966" table:style-name="ce38">
            <text:p>2.966</text:p>
          </table:table-cell>
          <table:table-cell office:value-type="percentage" office:value="3.898117968667858E-2" table:style-name="ce39">
            <text:p>3,9%</text:p>
          </table:table-cell>
          <table:table-cell office:value-type="float" office:value="76" table:style-name="ce38">
            <text:p>76</text:p>
          </table:table-cell>
          <table:table-cell office:value-type="percentage" office:value="3.6271655610175153E-3" table:style-name="ce39">
            <text:p>0,4%</text:p>
          </table:table-cell>
          <table:table-cell office:value-type="float" office:value="492342" table:style-name="ce38">
            <text:p>492.342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54031494282895443" table:style-name="ce39">
            <text:p>54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9942" table:style-name="ce38">
            <text:p>239.942</text:p>
          </table:table-cell>
          <table:table-cell office:value-type="percentage" office:value="1" table:style-name="ce39">
            <text:p>100,0%</text:p>
          </table:table-cell>
          <table:table-cell office:value-type="float" office:value="286071" table:style-name="ce38">
            <text:p>286.071</text:p>
          </table:table-cell>
          <table:table-cell office:value-type="percentage" office:value="0.98726195981529674" table:style-name="ce39">
            <text:p>98,7%</text:p>
          </table:table-cell>
          <table:table-cell office:value-type="float" office:value="330196" table:style-name="ce38">
            <text:p>330.196</text:p>
          </table:table-cell>
          <table:table-cell office:value-type="percentage" office:value="0.95177371608436356" table:style-name="ce39">
            <text:p>95,2%</text:p>
          </table:table-cell>
          <table:table-cell office:value-type="float" office:value="351780" table:style-name="ce38">
            <text:p>351.780</text:p>
          </table:table-cell>
          <table:table-cell office:value-type="percentage" office:value="0.86669015420472095" table:style-name="ce39">
            <text:p>86,7%</text:p>
          </table:table-cell>
          <table:table-cell office:value-type="float" office:value="61501" table:style-name="ce38">
            <text:p>61.501</text:p>
          </table:table-cell>
          <table:table-cell office:value-type="percentage" office:value="0.13875921944131708" table:style-name="ce39">
            <text:p>13,9%</text:p>
          </table:table-cell>
          <table:table-cell office:value-type="float" office:value="49454" table:style-name="ce38">
            <text:p>49.454</text:p>
          </table:table-cell>
          <table:table-cell office:value-type="percentage" office:value="0.11093738433273588" table:style-name="ce39">
            <text:p>11,1%</text:p>
          </table:table-cell>
          <table:table-cell office:value-type="float" office:value="6828" table:style-name="ce38">
            <text:p>6.828</text:p>
          </table:table-cell>
          <table:table-cell office:value-type="percentage" office:value="4.4701954237454579E-2" table:style-name="ce39">
            <text:p>4,5%</text:p>
          </table:table-cell>
          <table:table-cell office:value-type="float" office:value="45" table:style-name="ce38">
            <text:p>45</text:p>
          </table:table-cell>
          <table:table-cell office:value-type="percentage" office:value="1.0224019630117689E-3" table:style-name="ce39">
            <text:p>0,1%</text:p>
          </table:table-cell>
          <table:table-cell office:value-type="float" office:value="1325817" table:style-name="ce38">
            <text:p>1.325.817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56115841453829463" table:style-name="ce39">
            <text:p>56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77" table:style-name="ce38">
            <text:p>23.277</text:p>
          </table:table-cell>
          <table:table-cell office:value-type="percentage" office:value="1" table:style-name="ce39">
            <text:p>100,0%</text:p>
          </table:table-cell>
          <table:table-cell office:value-type="float" office:value="28405" table:style-name="ce38">
            <text:p>28.405</text:p>
          </table:table-cell>
          <table:table-cell office:value-type="percentage" office:value="1" table:style-name="ce39">
            <text:p>100,0%</text:p>
          </table:table-cell>
          <table:table-cell office:value-type="float" office:value="36578" table:style-name="ce38">
            <text:p>36.578</text:p>
          </table:table-cell>
          <table:table-cell office:value-type="percentage" office:value="0.96977570390794843" table:style-name="ce39">
            <text:p>97,0%</text:p>
          </table:table-cell>
          <table:table-cell office:value-type="float" office:value="36043" table:style-name="ce38">
            <text:p>36.043</text:p>
          </table:table-cell>
          <table:table-cell office:value-type="percentage" office:value="0.75618915743538095" table:style-name="ce39">
            <text:p>75,6%</text:p>
          </table:table-cell>
          <table:table-cell office:value-type="float" office:value="7805" table:style-name="ce38">
            <text:p>7.805</text:p>
          </table:table-cell>
          <table:table-cell office:value-type="percentage" office:value="0.14741156250590212" table:style-name="ce39">
            <text:p>14,7%</text:p>
          </table:table-cell>
          <table:table-cell office:value-type="float" office:value="7616" table:style-name="ce38">
            <text:p>7.616</text:p>
          </table:table-cell>
          <table:table-cell office:value-type="percentage" office:value="0.13930603061952407" table:style-name="ce39">
            <text:p>13,9%</text:p>
          </table:table-cell>
          <table:table-cell office:value-type="float" office:value="1582" table:style-name="ce38">
            <text:p>1.582</text:p>
          </table:table-cell>
          <table:table-cell office:value-type="percentage" office:value="7.4728389230042519E-2" table:style-name="ce39">
            <text:p>7,5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141316" table:style-name="ce38">
            <text:p>141.316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52186950677282595" table:style-name="ce39">
            <text:p>52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9771" table:style-name="ce38">
            <text:p>369.771</text:p>
          </table:table-cell>
          <table:table-cell office:value-type="percentage" office:value="1" table:style-name="ce39">
            <text:p>100,0%</text:p>
          </table:table-cell>
          <table:table-cell office:value-type="float" office:value="502070" table:style-name="ce38">
            <text:p>502.070</text:p>
          </table:table-cell>
          <table:table-cell office:value-type="percentage" office:value="0.95435873943366134" table:style-name="ce39">
            <text:p>95,4%</text:p>
          </table:table-cell>
          <table:table-cell office:value-type="float" office:value="671224" table:style-name="ce38">
            <text:p>671.224</text:p>
          </table:table-cell>
          <table:table-cell office:value-type="percentage" office:value="0.95436094084794609" table:style-name="ce39">
            <text:p>95,4%</text:p>
          </table:table-cell>
          <table:table-cell office:value-type="float" office:value="752899" table:style-name="ce38">
            <text:p>752.899</text:p>
          </table:table-cell>
          <table:table-cell office:value-type="percentage" office:value="0.77396397757773316" table:style-name="ce39">
            <text:p>77,4%</text:p>
          </table:table-cell>
          <table:table-cell office:value-type="float" office:value="164272" table:style-name="ce38">
            <text:p>164.272</text:p>
          </table:table-cell>
          <table:table-cell office:value-type="percentage" office:value="0.14088858127689283" table:style-name="ce39">
            <text:p>14,1%</text:p>
          </table:table-cell>
          <table:table-cell office:value-type="float" office:value="181823" table:style-name="ce38">
            <text:p>181.823</text:p>
          </table:table-cell>
          <table:table-cell office:value-type="percentage" office:value="0.13490694972272635" table:style-name="ce39">
            <text:p>13,5%</text:p>
          </table:table-cell>
          <table:table-cell office:value-type="float" office:value="35503" table:style-name="ce38">
            <text:p>35.503</text:p>
          </table:table-cell>
          <table:table-cell office:value-type="percentage" office:value="7.4008371619875099E-2" table:style-name="ce39">
            <text:p>7,4%</text:p>
          </table:table-cell>
          <table:table-cell office:value-type="float" office:value="474" table:style-name="ce38">
            <text:p>474</text:p>
          </table:table-cell>
          <table:table-cell office:value-type="percentage" office:value="3.4888599377304744E-3" table:style-name="ce39">
            <text:p>0,3%</text:p>
          </table:table-cell>
          <table:table-cell office:value-type="float" office:value="2678036" table:style-name="ce38">
            <text:p>2.678.036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47019193510525537" table:style-name="ce39">
            <text:p>47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3016" table:style-name="ce38">
            <text:p>73.016</text:p>
          </table:table-cell>
          <table:table-cell office:value-type="percentage" office:value="1" table:style-name="ce39">
            <text:p>100,0%</text:p>
          </table:table-cell>
          <table:table-cell office:value-type="float" office:value="99763" table:style-name="ce38">
            <text:p>99.763</text:p>
          </table:table-cell>
          <table:table-cell office:value-type="percentage" office:value="0.96952351334804032" table:style-name="ce39">
            <text:p>97,0%</text:p>
          </table:table-cell>
          <table:table-cell office:value-type="float" office:value="129392" table:style-name="ce38">
            <text:p>129.392</text:p>
          </table:table-cell>
          <table:table-cell office:value-type="percentage" office:value="0.88076292126418398" table:style-name="ce39">
            <text:p>88,1%</text:p>
          </table:table-cell>
          <table:table-cell office:value-type="float" office:value="168017" table:style-name="ce38">
            <text:p>168.017</text:p>
          </table:table-cell>
          <table:table-cell office:value-type="percentage" office:value="0.78786528866714189" table:style-name="ce39">
            <text:p>78,8%</text:p>
          </table:table-cell>
          <table:table-cell office:value-type="float" office:value="49174" table:style-name="ce38">
            <text:p>49.174</text:p>
          </table:table-cell>
          <table:table-cell office:value-type="percentage" office:value="0.19347883394909446" table:style-name="ce39">
            <text:p>19,3%</text:p>
          </table:table-cell>
          <table:table-cell office:value-type="float" office:value="32213" table:style-name="ce38">
            <text:p>32.213</text:p>
          </table:table-cell>
          <table:table-cell office:value-type="percentage" office:value="0.1084218533327948" table:style-name="ce39">
            <text:p>10,8%</text:p>
          </table:table-cell>
          <table:table-cell office:value-type="float" office:value="7770" table:style-name="ce38">
            <text:p>7.770</text:p>
          </table:table-cell>
          <table:table-cell office:value-type="percentage" office:value="6.5477344164763585E-2" table:style-name="ce39">
            <text:p>6,5%</text:p>
          </table:table-cell>
          <table:table-cell office:value-type="float" office:value="154" table:style-name="ce38">
            <text:p>154</text:p>
          </table:table-cell>
          <table:table-cell office:value-type="percentage" office:value="4.4365061073980182E-3" table:style-name="ce39">
            <text:p>0,4%</text:p>
          </table:table-cell>
          <table:table-cell office:value-type="float" office:value="559499" table:style-name="ce38">
            <text:p>559.499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45212807651685405" table:style-name="ce39">
            <text:p>45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34" table:style-name="ce38">
            <text:p>42.334</text:p>
          </table:table-cell>
          <table:table-cell office:value-type="percentage" office:value="1" table:style-name="ce39">
            <text:p>100,0%</text:p>
          </table:table-cell>
          <table:table-cell office:value-type="float" office:value="55477" table:style-name="ce38">
            <text:p>55.477</text:p>
          </table:table-cell>
          <table:table-cell office:value-type="percentage" office:value="0.99435402925150562" table:style-name="ce39">
            <text:p>99,4%</text:p>
          </table:table-cell>
          <table:table-cell office:value-type="float" office:value="70194" table:style-name="ce38">
            <text:p>70.194</text:p>
          </table:table-cell>
          <table:table-cell office:value-type="percentage" office:value="0.95057147500135419" table:style-name="ce39">
            <text:p>95,1%</text:p>
          </table:table-cell>
          <table:table-cell office:value-type="float" office:value="87127" table:style-name="ce38">
            <text:p>87.127</text:p>
          </table:table-cell>
          <table:table-cell office:value-type="percentage" office:value="0.90105901090036611" table:style-name="ce39">
            <text:p>90,1%</text:p>
          </table:table-cell>
          <table:table-cell office:value-type="float" office:value="23484" table:style-name="ce38">
            <text:p>23.484</text:p>
          </table:table-cell>
          <table:table-cell office:value-type="percentage" office:value="0.21744041777004131" table:style-name="ce39">
            <text:p>21,7%</text:p>
          </table:table-cell>
          <table:table-cell office:value-type="float" office:value="16058" table:style-name="ce38">
            <text:p>16.058</text:p>
          </table:table-cell>
          <table:table-cell office:value-type="percentage" office:value="0.13960322014153323" table:style-name="ce39">
            <text:p>14,0%</text:p>
          </table:table-cell>
          <table:table-cell office:value-type="float" office:value="3991" table:style-name="ce38">
            <text:p>3.991</text:p>
          </table:table-cell>
          <table:table-cell office:value-type="percentage" office:value="8.228017730130914E-2" table:style-name="ce39">
            <text:p>8,2%</text:p>
          </table:table-cell>
          <table:table-cell office:value-type="float" office:value="11" table:style-name="ce38">
            <text:p>11</text:p>
          </table:table-cell>
          <table:table-cell office:value-type="percentage" office:value="7.9102545663742275E-4" table:style-name="ce39">
            <text:p>0,1%</text:p>
          </table:table-cell>
          <table:table-cell office:value-type="float" office:value="298676" table:style-name="ce38">
            <text:p>298.676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5401647571595215" table:style-name="ce39">
            <text:p>54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752" table:style-name="ce38">
            <text:p>161.752</text:p>
          </table:table-cell>
          <table:table-cell office:value-type="percentage" office:value="1" table:style-name="ce39">
            <text:p>100,0%</text:p>
          </table:table-cell>
          <table:table-cell office:value-type="float" office:value="209590" table:style-name="ce38">
            <text:p>209.590</text:p>
          </table:table-cell>
          <table:table-cell office:value-type="percentage" office:value="0.98361655896114619" table:style-name="ce39">
            <text:p>98,4%</text:p>
          </table:table-cell>
          <table:table-cell office:value-type="float" office:value="271151" table:style-name="ce38">
            <text:p>271.151</text:p>
          </table:table-cell>
          <table:table-cell office:value-type="percentage" office:value="0.96798503493158261" table:style-name="ce39">
            <text:p>96,8%</text:p>
          </table:table-cell>
          <table:table-cell office:value-type="float" office:value="256800" table:style-name="ce38">
            <text:p>256.800</text:p>
          </table:table-cell>
          <table:table-cell office:value-type="percentage" office:value="0.7553452145292181" table:style-name="ce39">
            <text:p>75,5%</text:p>
          </table:table-cell>
          <table:table-cell office:value-type="float" office:value="51241" table:style-name="ce38">
            <text:p>51.241</text:p>
          </table:table-cell>
          <table:table-cell office:value-type="percentage" office:value="0.14149773701927193" table:style-name="ce39">
            <text:p>14,1%</text:p>
          </table:table-cell>
          <table:table-cell office:value-type="float" office:value="52549" table:style-name="ce38">
            <text:p>52.549</text:p>
          </table:table-cell>
          <table:table-cell office:value-type="percentage" office:value="0.14487643225002481" table:style-name="ce39">
            <text:p>14,5%</text:p>
          </table:table-cell>
          <table:table-cell office:value-type="float" office:value="13287" table:style-name="ce38">
            <text:p>13.287</text:p>
          </table:table-cell>
          <table:table-cell office:value-type="percentage" office:value="9.4688682539569427E-2" table:style-name="ce39">
            <text:p>9,5%</text:p>
          </table:table-cell>
          <table:table-cell office:value-type="float" office:value="50" table:style-name="ce38">
            <text:p>50</text:p>
          </table:table-cell>
          <table:table-cell office:value-type="percentage" office:value="1.1954858454475898E-3" table:style-name="ce39">
            <text:p>0,1%</text:p>
          </table:table-cell>
          <table:table-cell office:value-type="float" office:value="1016420" table:style-name="ce38">
            <text:p>1.016.420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3548689942643335" table:style-name="ce39">
            <text:p>53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55" table:style-name="ce38">
            <text:p>2.355</text:p>
          </table:table-cell>
          <table:table-cell office:value-type="percentage" office:value="0.90403071017274472" table:style-name="ce39">
            <text:p>90,4%</text:p>
          </table:table-cell>
          <table:table-cell office:value-type="float" office:value="3747" table:style-name="ce38">
            <text:p>3.747</text:p>
          </table:table-cell>
          <table:table-cell office:value-type="percentage" office:value="0.86776285317276514" table:style-name="ce39">
            <text:p>86,8%</text:p>
          </table:table-cell>
          <table:table-cell office:value-type="float" office:value="6873" table:style-name="ce38">
            <text:p>6.873</text:p>
          </table:table-cell>
          <table:table-cell office:value-type="percentage" office:value="0.87476135929744181" table:style-name="ce39">
            <text:p>87,5%</text:p>
          </table:table-cell>
          <table:table-cell office:value-type="float" office:value="9574" table:style-name="ce38">
            <text:p>9.574</text:p>
          </table:table-cell>
          <table:table-cell office:value-type="percentage" office:value="0.82848736587054339" table:style-name="ce39">
            <text:p>82,8%</text:p>
          </table:table-cell>
          <table:table-cell office:value-type="float" office:value="8215" table:style-name="ce38">
            <text:p>8.215</text:p>
          </table:table-cell>
          <table:table-cell office:value-type="percentage" office:value="0.64981806676158838" table:style-name="ce39">
            <text:p>65,0%</text:p>
          </table:table-cell>
          <table:table-cell office:value-type="float" office:value="2173" table:style-name="ce38">
            <text:p>2.173</text:p>
          </table:table-cell>
          <table:table-cell office:value-type="percentage" office:value="0.12471303948576676" table:style-name="ce39">
            <text:p>12,5%</text:p>
          </table:table-cell>
          <table:table-cell office:value-type="float" office:value="585" table:style-name="ce38">
            <text:p>585</text:p>
          </table:table-cell>
          <table:table-cell office:value-type="percentage" office:value="7.716660071230709E-2" table:style-name="ce39">
            <text:p>7,7%</text:p>
          </table:table-cell>
          <table:table-cell office:value-type="float" office:value="10" table:style-name="ce38">
            <text:p>10</text:p>
          </table:table-cell>
          <table:table-cell office:value-type="percentage" office:value="4.5977011494252873E-3" table:style-name="ce39">
            <text:p>0,5%</text:p>
          </table:table-cell>
          <table:table-cell office:value-type="float" office:value="33532" table:style-name="ce38">
            <text:p>33.532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5068472444753469" table:style-name="ce39">
            <text:p>50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30" table:style-name="ce38">
            <text:p>1.930</text:p>
          </table:table-cell>
          <table:table-cell office:value-type="percentage" office:value="0.82162622392507445" table:style-name="ce39">
            <text:p>82,2%</text:p>
          </table:table-cell>
          <table:table-cell office:value-type="float" office:value="3130" table:style-name="ce38">
            <text:p>3.130</text:p>
          </table:table-cell>
          <table:table-cell office:value-type="percentage" office:value="0.83511205976520808" table:style-name="ce39">
            <text:p>83,5%</text:p>
          </table:table-cell>
          <table:table-cell office:value-type="float" office:value="6387" table:style-name="ce38">
            <text:p>6.387</text:p>
          </table:table-cell>
          <table:table-cell office:value-type="percentage" office:value="0.81602146416251442" table:style-name="ce39">
            <text:p>81,6%</text:p>
          </table:table-cell>
          <table:table-cell office:value-type="float" office:value="8170" table:style-name="ce38">
            <text:p>8.170</text:p>
          </table:table-cell>
          <table:table-cell office:value-type="percentage" office:value="0.72307283830427471" table:style-name="ce39">
            <text:p>72,3%</text:p>
          </table:table-cell>
          <table:table-cell office:value-type="float" office:value="7611" table:style-name="ce38">
            <text:p>7.611</text:p>
          </table:table-cell>
          <table:table-cell office:value-type="percentage" office:value="0.63414430928178633" table:style-name="ce39">
            <text:p>63,4%</text:p>
          </table:table-cell>
          <table:table-cell office:value-type="float" office:value="2058" table:style-name="ce38">
            <text:p>2.058</text:p>
          </table:table-cell>
          <table:table-cell office:value-type="percentage" office:value="0.11374564748797877" table:style-name="ce39">
            <text:p>11,4%</text:p>
          </table:table-cell>
          <table:table-cell office:value-type="float" office:value="327" table:style-name="ce38">
            <text:p>327</text:p>
          </table:table-cell>
          <table:table-cell office:value-type="percentage" office:value="3.8308341143392689E-2" table:style-name="ce39">
            <text:p>3,8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29620" table:style-name="ce38">
            <text:p>29.620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4758076702227328" table:style-name="ce39">
            <text:p>44,8%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Fuerzas Armadas</text:p>
          </table:table-cell>
          <table:table-cell office:value-type="float" office:value="30" table:style-name="ce41">
            <text:p>30</text:p>
          </table:table-cell>
          <table:table-cell office:value-type="string" table:style-name="ce42">
            <text:p>-</text:p>
          </table:table-cell>
          <table:table-cell office:value-type="float" office:value="13" table:style-name="ce41">
            <text:p>13</text:p>
          </table:table-cell>
          <table:table-cell office:value-type="string" table:style-name="ce42">
            <text:p>-</text:p>
          </table:table-cell>
          <table:table-cell office:value-type="float" office:value="3287" table:style-name="ce41">
            <text:p>3.287</text:p>
          </table:table-cell>
          <table:table-cell office:value-type="string" table:style-name="ce42">
            <text:p>-</text:p>
          </table:table-cell>
          <table:table-cell office:value-type="float" office:value="8433" table:style-name="ce41">
            <text:p>8.433</text:p>
          </table:table-cell>
          <table:table-cell office:value-type="string" table:style-name="ce42">
            <text:p>-</text:p>
          </table:table-cell>
          <table:table-cell office:value-type="float" office:value="17933" table:style-name="ce41">
            <text:p>17.933</text:p>
          </table:table-cell>
          <table:table-cell office:value-type="string" table:style-name="ce42">
            <text:p>-</text:p>
          </table:table-cell>
          <table:table-cell office:value-type="float" office:value="34281" table:style-name="ce41">
            <text:p>34.281</text:p>
          </table:table-cell>
          <table:table-cell office:value-type="string" table:style-name="ce42">
            <text:p>-</text:p>
          </table:table-cell>
          <table:table-cell office:value-type="float" office:value="8195" table:style-name="ce41">
            <text:p>8.195</text:p>
          </table:table-cell>
          <table:table-cell office:value-type="string" table:style-name="ce42">
            <text:p>-</text:p>
          </table:table-cell>
          <table:table-cell office:value-type="float" office:value="13" table:style-name="ce41">
            <text:p>13</text:p>
          </table:table-cell>
          <table:table-cell office:value-type="string" table:style-name="ce42">
            <text:p>-</text:p>
          </table:table-cell>
          <table:table-cell office:value-type="float" office:value="72185" table:style-name="ce41">
            <text:p>72.18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16364" table:style-name="ce43"/>
        </table:table-row>
        <table:table-row table:style-name="ro7">
          <table:table-cell office:value-type="string" table:style-name="ce44">
            <text:p>Total España</text:p>
          </table:table-cell>
          <table:table-cell office:value-type="float" office:value="2907440" table:style-name="ce45">
            <text:p>2.907.440</text:p>
          </table:table-cell>
          <table:table-cell office:value-type="percentage" office:value="1" table:style-name="ce46">
            <text:p>100,0%</text:p>
          </table:table-cell>
          <table:table-cell office:value-type="float" office:value="3868877" table:style-name="ce45">
            <text:p>3.868.877</text:p>
          </table:table-cell>
          <table:table-cell office:value-type="percentage" office:value="0.9769780393909665" table:style-name="ce46">
            <text:p>97,7%</text:p>
          </table:table-cell>
          <table:table-cell office:value-type="float" office:value="4894122" table:style-name="ce45">
            <text:p>4.894.122</text:p>
          </table:table-cell>
          <table:table-cell office:value-type="percentage" office:value="0.91701983104321427" table:style-name="ce46">
            <text:p>91,7%</text:p>
          </table:table-cell>
          <table:table-cell office:value-type="float" office:value="5346949" table:style-name="ce45">
            <text:p>5.346.949</text:p>
          </table:table-cell>
          <table:table-cell office:value-type="percentage" office:value="0.76023267009852835" table:style-name="ce46">
            <text:p>76,0%</text:p>
          </table:table-cell>
          <table:table-cell office:value-type="float" office:value="1407095" table:style-name="ce45">
            <text:p>1.407.095</text:p>
          </table:table-cell>
          <table:table-cell office:value-type="percentage" office:value="0.17829978368513802" table:style-name="ce46">
            <text:p>17,8%</text:p>
          </table:table-cell>
          <table:table-cell office:value-type="float" office:value="1120425" table:style-name="ce45">
            <text:p>1.120.425</text:p>
          </table:table-cell>
          <table:table-cell office:value-type="percentage" office:value="0.12711336571074344" table:style-name="ce46">
            <text:p>12,7%</text:p>
          </table:table-cell>
          <table:table-cell office:value-type="float" office:value="238578" table:style-name="ce45">
            <text:p>238.578</text:p>
          </table:table-cell>
          <table:table-cell office:value-type="percentage" office:value="7.2071435238931586E-2" table:style-name="ce46">
            <text:p>7,2%</text:p>
          </table:table-cell>
          <table:table-cell office:value-type="float" office:value="3088" table:style-name="ce45">
            <text:p>3.088</text:p>
          </table:table-cell>
          <table:table-cell office:value-type="percentage" office:value="3.2537835243491115E-3" table:style-name="ce46">
            <text:p>0,3%</text:p>
          </table:table-cell>
          <table:table-cell office:value-type="float" office:value="19786574" table:style-name="ce45">
            <text:p>19.786.574</text:p>
          </table:table-cell>
          <table:table-cell office:value-type="float" office:value="40129822" table:style-name="ce45">
            <text:p>40.129.822</text:p>
          </table:table-cell>
          <table:table-cell office:value-type="percentage" office:value="0.49306408585614958" table:style-name="ce46">
            <text:p>49,3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8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2" table:style-name="ro4">
          <table:table-cell table:number-columns-repeated="16384"/>
        </table:table-row>
      </table:table>
      <table:table table:name="Etarios_con_pauta_completa" table:style-name="ta1">
        <table:table-column table:style-name="co6" table:default-cell-style-name="ce21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21"/>
        <table:table-column table:style-name="co7" table:default-cell-style-name="ce47"/>
        <table:table-column table:style-name="co7" table:default-cell-style-name="ce43"/>
        <table:table-column table:style-name="co3" table:default-cell-style-name="ce47"/>
        <table:table-column table:style-name="co3" table:default-cell-style-name="ce21"/>
        <table:table-column table:style-name="co3" table:default-cell-style-name="ce47"/>
        <table:table-column table:style-name="co3" table:number-columns-repeated="2" table:default-cell-style-name="ce21"/>
        <table:table-column table:style-name="co3" table:default-cell-style-name="ce47"/>
        <table:table-column table:style-name="co3" table:number-columns-repeated="16366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5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8-24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16-17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4">
          <table:table-cell office:value-type="string" table:style-name="ce34">
            <text:p>Andalucía</text:p>
          </table:table-cell>
          <table:table-cell office:value-type="float" office:value="430175" table:style-name="ce35">
            <text:p>430.175</text:p>
          </table:table-cell>
          <table:table-cell office:value-type="percentage" office:value="1" table:style-name="ce36">
            <text:p>100,0%</text:p>
          </table:table-cell>
          <table:table-cell office:value-type="float" office:value="640726" table:style-name="ce35">
            <text:p>640.726</text:p>
          </table:table-cell>
          <table:table-cell office:value-type="percentage" office:value="0.98515485538476677" table:style-name="ce36">
            <text:p>98,5%</text:p>
          </table:table-cell>
          <table:table-cell office:value-type="float" office:value="836737" table:style-name="ce35">
            <text:p>836.737</text:p>
          </table:table-cell>
          <table:table-cell office:value-type="percentage" office:value="0.91332177041457319" table:style-name="ce36">
            <text:p>91,3%</text:p>
          </table:table-cell>
          <table:table-cell office:value-type="float" office:value="1005319" table:style-name="ce35">
            <text:p>1.005.319</text:p>
          </table:table-cell>
          <table:table-cell office:value-type="percentage" office:value="0.79470538433749316" table:style-name="ce36">
            <text:p>79,5%</text:p>
          </table:table-cell>
          <table:table-cell office:value-type="float" office:value="272631" table:style-name="ce35">
            <text:p>272.631</text:p>
          </table:table-cell>
          <table:table-cell office:value-type="percentage" office:value="0.19682928625369464" table:style-name="ce36">
            <text:p>19,7%</text:p>
          </table:table-cell>
          <table:table-cell office:value-type="float" office:value="194226" table:style-name="ce35">
            <text:p>194.226</text:p>
          </table:table-cell>
          <table:table-cell office:value-type="percentage" office:value="0.11957763101756054" table:style-name="ce36">
            <text:p>12,0%</text:p>
          </table:table-cell>
          <table:table-cell office:value-type="float" office:value="40741" table:style-name="ce35">
            <text:p>40.741</text:p>
          </table:table-cell>
          <table:table-cell office:value-type="percentage" office:value="6.5097484045595885E-2" table:style-name="ce36">
            <text:p>6,5%</text:p>
          </table:table-cell>
          <table:table-cell office:value-type="float" office:value="576" table:style-name="ce35">
            <text:p>576</text:p>
          </table:table-cell>
          <table:table-cell office:value-type="percentage" office:value="3.1662095085229305E-3" table:style-name="ce36">
            <text:p>0,3%</text:p>
          </table:table-cell>
          <table:table-cell office:value-type="float" office:value="3421131" table:style-name="ce35">
            <text:p>3.421.131</text:p>
          </table:table-cell>
          <table:table-cell office:value-type="float" office:value="7062213" table:style-name="ce35">
            <text:p>7.062.213</text:p>
          </table:table-cell>
          <table:table-cell office:value-type="percentage" office:value="0.48442761496998177" table:style-name="ce36">
            <text:p>48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ragón</text:p>
          </table:table-cell>
          <table:table-cell office:value-type="float" office:value="100493" table:style-name="ce38">
            <text:p>100.493</text:p>
          </table:table-cell>
          <table:table-cell office:value-type="percentage" office:value="1" table:style-name="ce39">
            <text:p>100,0%</text:p>
          </table:table-cell>
          <table:table-cell office:value-type="float" office:value="117340" table:style-name="ce38">
            <text:p>117.340</text:p>
          </table:table-cell>
          <table:table-cell office:value-type="percentage" office:value="0.98642343743432392" table:style-name="ce39">
            <text:p>98,6%</text:p>
          </table:table-cell>
          <table:table-cell office:value-type="float" office:value="146987" table:style-name="ce38">
            <text:p>146.987</text:p>
          </table:table-cell>
          <table:table-cell office:value-type="percentage" office:value="0.94001291832675693" table:style-name="ce39">
            <text:p>94,0%</text:p>
          </table:table-cell>
          <table:table-cell office:value-type="float" office:value="157149" table:style-name="ce38">
            <text:p>157.149</text:p>
          </table:table-cell>
          <table:table-cell office:value-type="percentage" office:value="0.79261698929720681" table:style-name="ce39">
            <text:p>79,3%</text:p>
          </table:table-cell>
          <table:table-cell office:value-type="float" office:value="47695" table:style-name="ce38">
            <text:p>47.695</text:p>
          </table:table-cell>
          <table:table-cell office:value-type="percentage" office:value="0.22189603755414225" table:style-name="ce39">
            <text:p>22,2%</text:p>
          </table:table-cell>
          <table:table-cell office:value-type="float" office:value="34139" table:style-name="ce38">
            <text:p>34.139</text:p>
          </table:table-cell>
          <table:table-cell office:value-type="percentage" office:value="0.1476983646274985" table:style-name="ce39">
            <text:p>14,8%</text:p>
          </table:table-cell>
          <table:table-cell office:value-type="float" office:value="7665" table:style-name="ce38">
            <text:p>7.665</text:p>
          </table:table-cell>
          <table:table-cell office:value-type="percentage" office:value="8.5949764521193087E-2" table:style-name="ce39">
            <text:p>8,6%</text:p>
          </table:table-cell>
          <table:table-cell office:value-type="float" office:value="71" table:style-name="ce38">
            <text:p>71</text:p>
          </table:table-cell>
          <table:table-cell office:value-type="percentage" office:value="2.8280092408189276E-3" table:style-name="ce39">
            <text:p>0,3%</text:p>
          </table:table-cell>
          <table:table-cell office:value-type="float" office:value="611539" table:style-name="ce38">
            <text:p>611.539</text:p>
          </table:table-cell>
          <table:table-cell office:value-type="float" office:value="1132764" table:style-name="ce38">
            <text:p>1.132.764</text:p>
          </table:table-cell>
          <table:table-cell office:value-type="percentage" office:value="0.53986443778227411" table:style-name="ce39">
            <text:p>54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Asturias<text:s/></text:p>
          </table:table-cell>
          <table:table-cell office:value-type="float" office:value="88220" table:style-name="ce38">
            <text:p>88.220</text:p>
          </table:table-cell>
          <table:table-cell office:value-type="percentage" office:value="1" table:style-name="ce39">
            <text:p>100,0%</text:p>
          </table:table-cell>
          <table:table-cell office:value-type="float" office:value="112859" table:style-name="ce38">
            <text:p>112.859</text:p>
          </table:table-cell>
          <table:table-cell office:value-type="percentage" office:value="1" table:style-name="ce39">
            <text:p>100,0%</text:p>
          </table:table-cell>
          <table:table-cell office:value-type="float" office:value="139276" table:style-name="ce38">
            <text:p>139.276</text:p>
          </table:table-cell>
          <table:table-cell office:value-type="percentage" office:value="0.93066581134899629" table:style-name="ce39">
            <text:p>93,1%</text:p>
          </table:table-cell>
          <table:table-cell office:value-type="float" office:value="131573" table:style-name="ce38">
            <text:p>131.573</text:p>
          </table:table-cell>
          <table:table-cell office:value-type="percentage" office:value="0.80895816041071045" table:style-name="ce39">
            <text:p>80,9%</text:p>
          </table:table-cell>
          <table:table-cell office:value-type="float" office:value="28901" table:style-name="ce38">
            <text:p>28.901</text:p>
          </table:table-cell>
          <table:table-cell office:value-type="percentage" office:value="0.17306713455055003" table:style-name="ce39">
            <text:p>17,3%</text:p>
          </table:table-cell>
          <table:table-cell office:value-type="float" office:value="20894" table:style-name="ce38">
            <text:p>20.894</text:p>
          </table:table-cell>
          <table:table-cell office:value-type="percentage" office:value="0.13471135123982927" table:style-name="ce39">
            <text:p>13,5%</text:p>
          </table:table-cell>
          <table:table-cell office:value-type="float" office:value="4708" table:style-name="ce38">
            <text:p>4.708</text:p>
          </table:table-cell>
          <table:table-cell office:value-type="percentage" office:value="8.6897137267206853E-2" table:style-name="ce39">
            <text:p>8,7%</text:p>
          </table:table-cell>
          <table:table-cell office:value-type="float" office:value="54" table:style-name="ce38">
            <text:p>54</text:p>
          </table:table-cell>
          <table:table-cell office:value-type="percentage" office:value="3.4697680395810574E-3" table:style-name="ce39">
            <text:p>0,3%</text:p>
          </table:table-cell>
          <table:table-cell office:value-type="float" office:value="526485" table:style-name="ce38">
            <text:p>526.485</text:p>
          </table:table-cell>
          <table:table-cell office:value-type="float" office:value="901209" table:style-name="ce38">
            <text:p>901.209</text:p>
          </table:table-cell>
          <table:table-cell office:value-type="percentage" office:value="0.58419855993448799" table:style-name="ce39">
            <text:p>58,4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Baleares</text:p>
          </table:table-cell>
          <table:table-cell office:value-type="float" office:value="50526" table:style-name="ce38">
            <text:p>50.526</text:p>
          </table:table-cell>
          <table:table-cell office:value-type="percentage" office:value="1" table:style-name="ce39">
            <text:p>100,0%</text:p>
          </table:table-cell>
          <table:table-cell office:value-type="float" office:value="76730" table:style-name="ce38">
            <text:p>76.730</text:p>
          </table:table-cell>
          <table:table-cell office:value-type="percentage" office:value="0.95297829002931089" table:style-name="ce39">
            <text:p>95,3%</text:p>
          </table:table-cell>
          <table:table-cell office:value-type="float" office:value="96776" table:style-name="ce38">
            <text:p>96.776</text:p>
          </table:table-cell>
          <table:table-cell office:value-type="percentage" office:value="0.8255154353370695" table:style-name="ce39">
            <text:p>82,6%</text:p>
          </table:table-cell>
          <table:table-cell office:value-type="float" office:value="122265" table:style-name="ce38">
            <text:p>122.265</text:p>
          </table:table-cell>
          <table:table-cell office:value-type="percentage" office:value="0.73743795122951561" table:style-name="ce39">
            <text:p>73,7%</text:p>
          </table:table-cell>
          <table:table-cell office:value-type="float" office:value="57529" table:style-name="ce38">
            <text:p>57.529</text:p>
          </table:table-cell>
          <table:table-cell office:value-type="percentage" office:value="0.27903401043788684" table:style-name="ce39">
            <text:p>27,9%</text:p>
          </table:table-cell>
          <table:table-cell office:value-type="float" office:value="27491" table:style-name="ce38">
            <text:p>27.491</text:p>
          </table:table-cell>
          <table:table-cell office:value-type="percentage" office:value="0.10660301998588502" table:style-name="ce39">
            <text:p>10,7%</text:p>
          </table:table-cell>
          <table:table-cell office:value-type="float" office:value="4617" table:style-name="ce38">
            <text:p>4.617</text:p>
          </table:table-cell>
          <table:table-cell office:value-type="percentage" office:value="5.3786740292873871E-2" table:style-name="ce39">
            <text:p>5,4%</text:p>
          </table:table-cell>
          <table:table-cell office:value-type="float" office:value="45" table:style-name="ce38">
            <text:p>45</text:p>
          </table:table-cell>
          <table:table-cell office:value-type="percentage" office:value="1.9313304721030042E-3" table:style-name="ce39">
            <text:p>0,2%</text:p>
          </table:table-cell>
          <table:table-cell office:value-type="float" office:value="435979" table:style-name="ce38">
            <text:p>435.979</text:p>
          </table:table-cell>
          <table:table-cell office:value-type="float" office:value="986279" table:style-name="ce38">
            <text:p>986.279</text:p>
          </table:table-cell>
          <table:table-cell office:value-type="percentage" office:value="0.44204428969895943" table:style-name="ce39">
            <text:p>44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arias</text:p>
          </table:table-cell>
          <table:table-cell office:value-type="float" office:value="90864" table:style-name="ce38">
            <text:p>90.864</text:p>
          </table:table-cell>
          <table:table-cell office:value-type="percentage" office:value="1" table:style-name="ce39">
            <text:p>100,0%</text:p>
          </table:table-cell>
          <table:table-cell office:value-type="float" office:value="146083" table:style-name="ce38">
            <text:p>146.083</text:p>
          </table:table-cell>
          <table:table-cell office:value-type="percentage" office:value="0.94533135746225672" table:style-name="ce39">
            <text:p>94,5%</text:p>
          </table:table-cell>
          <table:table-cell office:value-type="float" office:value="204100" table:style-name="ce38">
            <text:p>204.100</text:p>
          </table:table-cell>
          <table:table-cell office:value-type="percentage" office:value="0.86817075868170757" table:style-name="ce39">
            <text:p>86,8%</text:p>
          </table:table-cell>
          <table:table-cell office:value-type="float" office:value="243076" table:style-name="ce38">
            <text:p>243.076</text:p>
          </table:table-cell>
          <table:table-cell office:value-type="percentage" office:value="0.69348838270872326" table:style-name="ce39">
            <text:p>69,3%</text:p>
          </table:table-cell>
          <table:table-cell office:value-type="float" office:value="103671" table:style-name="ce38">
            <text:p>103.671</text:p>
          </table:table-cell>
          <table:table-cell office:value-type="percentage" office:value="0.26724564605438178" table:style-name="ce39">
            <text:p>26,7%</text:p>
          </table:table-cell>
          <table:table-cell office:value-type="float" office:value="49521" table:style-name="ce38">
            <text:p>49.521</text:p>
          </table:table-cell>
          <table:table-cell office:value-type="percentage" office:value="0.11141158234099086" table:style-name="ce39">
            <text:p>11,1%</text:p>
          </table:table-cell>
          <table:table-cell office:value-type="float" office:value="8433" table:style-name="ce38">
            <text:p>8.433</text:p>
          </table:table-cell>
          <table:table-cell office:value-type="percentage" office:value="5.1452418867717314E-2" table:style-name="ce39">
            <text:p>5,1%</text:p>
          </table:table-cell>
          <table:table-cell office:value-type="float" office:value="97" table:style-name="ce38">
            <text:p>97</text:p>
          </table:table-cell>
          <table:table-cell office:value-type="percentage" office:value="2.187049062049062E-3" table:style-name="ce39">
            <text:p>0,2%</text:p>
          </table:table-cell>
          <table:table-cell office:value-type="float" office:value="845845" table:style-name="ce38">
            <text:p>845.845</text:p>
          </table:table-cell>
          <table:table-cell office:value-type="float" office:value="1871033" table:style-name="ce38">
            <text:p>1.871.033</text:p>
          </table:table-cell>
          <table:table-cell office:value-type="percentage" office:value="0.45207380094311539" table:style-name="ce39">
            <text:p>45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ntabria</text:p>
          </table:table-cell>
          <table:table-cell office:value-type="float" office:value="42053" table:style-name="ce38">
            <text:p>42.053</text:p>
          </table:table-cell>
          <table:table-cell office:value-type="percentage" office:value="1" table:style-name="ce39">
            <text:p>100,0%</text:p>
          </table:table-cell>
          <table:table-cell office:value-type="float" office:value="55383" table:style-name="ce38">
            <text:p>55.383</text:p>
          </table:table-cell>
          <table:table-cell office:value-type="percentage" office:value="1" table:style-name="ce39">
            <text:p>100,0%</text:p>
          </table:table-cell>
          <table:table-cell office:value-type="float" office:value="71988" table:style-name="ce38">
            <text:p>71.988</text:p>
          </table:table-cell>
          <table:table-cell office:value-type="percentage" office:value="0.93073889714913693" table:style-name="ce39">
            <text:p>93,1%</text:p>
          </table:table-cell>
          <table:table-cell office:value-type="float" office:value="62321" table:style-name="ce38">
            <text:p>62.321</text:p>
          </table:table-cell>
          <table:table-cell office:value-type="percentage" office:value="0.69273264861500161" table:style-name="ce39">
            <text:p>69,3%</text:p>
          </table:table-cell>
          <table:table-cell office:value-type="float" office:value="17885" table:style-name="ce38">
            <text:p>17.885</text:p>
          </table:table-cell>
          <table:table-cell office:value-type="percentage" office:value="0.18293119495954752" table:style-name="ce39">
            <text:p>18,3%</text:p>
          </table:table-cell>
          <table:table-cell office:value-type="float" office:value="12671" table:style-name="ce38">
            <text:p>12.671</text:p>
          </table:table-cell>
          <table:table-cell office:value-type="percentage" office:value="0.1313438096027863" table:style-name="ce39">
            <text:p>13,1%</text:p>
          </table:table-cell>
          <table:table-cell office:value-type="float" office:value="1857" table:style-name="ce38">
            <text:p>1.857</text:p>
          </table:table-cell>
          <table:table-cell office:value-type="percentage" office:value="5.3155860884499785E-2" table:style-name="ce39">
            <text:p>5,3%</text:p>
          </table:table-cell>
          <table:table-cell office:value-type="float" office:value="13" table:style-name="ce38">
            <text:p>13</text:p>
          </table:table-cell>
          <table:table-cell office:value-type="percentage" office:value="1.2047076267259753E-3" table:style-name="ce39">
            <text:p>0,1%</text:p>
          </table:table-cell>
          <table:table-cell office:value-type="float" office:value="264171" table:style-name="ce38">
            <text:p>264.171</text:p>
          </table:table-cell>
          <table:table-cell office:value-type="float" office:value="501384" table:style-name="ce38">
            <text:p>501.384</text:p>
          </table:table-cell>
          <table:table-cell office:value-type="percentage" office:value="0.52688358623330622" table:style-name="ce39">
            <text:p>52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y Leon</text:p>
          </table:table-cell>
          <table:table-cell office:value-type="float" office:value="228102" table:style-name="ce38">
            <text:p>228.102</text:p>
          </table:table-cell>
          <table:table-cell office:value-type="percentage" office:value="1" table:style-name="ce39">
            <text:p>100,0%</text:p>
          </table:table-cell>
          <table:table-cell office:value-type="float" office:value="247749" table:style-name="ce38">
            <text:p>247.749</text:p>
          </table:table-cell>
          <table:table-cell office:value-type="percentage" office:value="1" table:style-name="ce39">
            <text:p>100,0%</text:p>
          </table:table-cell>
          <table:table-cell office:value-type="float" office:value="304285" table:style-name="ce38">
            <text:p>304.285</text:p>
          </table:table-cell>
          <table:table-cell office:value-type="percentage" office:value="0.9551440006277957" table:style-name="ce39">
            <text:p>95,5%</text:p>
          </table:table-cell>
          <table:table-cell office:value-type="float" office:value="233302" table:style-name="ce38">
            <text:p>233.302</text:p>
          </table:table-cell>
          <table:table-cell office:value-type="percentage" office:value="0.61206007739227386" table:style-name="ce39">
            <text:p>61,2%</text:p>
          </table:table-cell>
          <table:table-cell office:value-type="float" office:value="54514" table:style-name="ce38">
            <text:p>54.514</text:p>
          </table:table-cell>
          <table:table-cell office:value-type="percentage" office:value="0.15005023327507191" table:style-name="ce39">
            <text:p>15,0%</text:p>
          </table:table-cell>
          <table:table-cell office:value-type="float" office:value="48439" table:style-name="ce38">
            <text:p>48.439</text:p>
          </table:table-cell>
          <table:table-cell office:value-type="percentage" office:value="0.12894887460235063" table:style-name="ce39">
            <text:p>12,9%</text:p>
          </table:table-cell>
          <table:table-cell office:value-type="float" office:value="9500" table:style-name="ce38">
            <text:p>9.500</text:p>
          </table:table-cell>
          <table:table-cell office:value-type="percentage" office:value="6.5779451884061979E-2" table:style-name="ce39">
            <text:p>6,6%</text:p>
          </table:table-cell>
          <table:table-cell office:value-type="float" office:value="122" table:style-name="ce38">
            <text:p>122</text:p>
          </table:table-cell>
          <table:table-cell office:value-type="percentage" office:value="2.9987218562579883E-3" table:style-name="ce39">
            <text:p>0,3%</text:p>
          </table:table-cell>
          <table:table-cell office:value-type="float" office:value="1126013" table:style-name="ce38">
            <text:p>1.126.013</text:p>
          </table:table-cell>
          <table:table-cell office:value-type="float" office:value="2092873" table:style-name="ce38">
            <text:p>2.092.873</text:p>
          </table:table-cell>
          <table:table-cell office:value-type="percentage" office:value="0.53802261293446851" table:style-name="ce39">
            <text:p>53,8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stilla - La Mancha</text:p>
          </table:table-cell>
          <table:table-cell office:value-type="float" office:value="136987" table:style-name="ce38">
            <text:p>136.987</text:p>
          </table:table-cell>
          <table:table-cell office:value-type="percentage" office:value="1" table:style-name="ce39">
            <text:p>100,0%</text:p>
          </table:table-cell>
          <table:table-cell office:value-type="float" office:value="156482" table:style-name="ce38">
            <text:p>156.482</text:p>
          </table:table-cell>
          <table:table-cell office:value-type="percentage" office:value="0.98353875839875304" table:style-name="ce39">
            <text:p>98,4%</text:p>
          </table:table-cell>
          <table:table-cell office:value-type="float" office:value="205629" table:style-name="ce38">
            <text:p>205.629</text:p>
          </table:table-cell>
          <table:table-cell office:value-type="percentage" office:value="0.94133507901338553" table:style-name="ce39">
            <text:p>94,1%</text:p>
          </table:table-cell>
          <table:table-cell office:value-type="float" office:value="248462" table:style-name="ce38">
            <text:p>248.462</text:p>
          </table:table-cell>
          <table:table-cell office:value-type="percentage" office:value="0.80806431679664892" table:style-name="ce39">
            <text:p>80,8%</text:p>
          </table:table-cell>
          <table:table-cell office:value-type="float" office:value="78558" table:style-name="ce38">
            <text:p>78.558</text:p>
          </table:table-cell>
          <table:table-cell office:value-type="percentage" office:value="0.23761891078477337" table:style-name="ce39">
            <text:p>23,8%</text:p>
          </table:table-cell>
          <table:table-cell office:value-type="float" office:value="41135" table:style-name="ce38">
            <text:p>41.135</text:p>
          </table:table-cell>
          <table:table-cell office:value-type="percentage" office:value="0.10903620845040556" table:style-name="ce39">
            <text:p>10,9%</text:p>
          </table:table-cell>
          <table:table-cell office:value-type="float" office:value="8121" table:style-name="ce38">
            <text:p>8.121</text:p>
          </table:table-cell>
          <table:table-cell office:value-type="percentage" office:value="5.4314530691956818E-2" table:style-name="ce39">
            <text:p>5,4%</text:p>
          </table:table-cell>
          <table:table-cell office:value-type="float" office:value="114" table:style-name="ce38">
            <text:p>114</text:p>
          </table:table-cell>
          <table:table-cell office:value-type="percentage" office:value="2.6909640260598623E-3" table:style-name="ce39">
            <text:p>0,3%</text:p>
          </table:table-cell>
          <table:table-cell office:value-type="float" office:value="875488" table:style-name="ce38">
            <text:p>875.488</text:p>
          </table:table-cell>
          <table:table-cell office:value-type="float" office:value="1719964" table:style-name="ce38">
            <text:p>1.719.964</text:p>
          </table:table-cell>
          <table:table-cell office:value-type="percentage" office:value="0.50901530497149938" table:style-name="ce39">
            <text:p>50,9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ataluña</text:p>
          </table:table-cell>
          <table:table-cell office:value-type="float" office:value="453803" table:style-name="ce38">
            <text:p>453.803</text:p>
          </table:table-cell>
          <table:table-cell office:value-type="percentage" office:value="1" table:style-name="ce39">
            <text:p>100,0%</text:p>
          </table:table-cell>
          <table:table-cell office:value-type="float" office:value="605662" table:style-name="ce38">
            <text:p>605.662</text:p>
          </table:table-cell>
          <table:table-cell office:value-type="percentage" office:value="0.95336002971861755" table:style-name="ce39">
            <text:p>95,3%</text:p>
          </table:table-cell>
          <table:table-cell office:value-type="float" office:value="711992" table:style-name="ce38">
            <text:p>711.992</text:p>
          </table:table-cell>
          <table:table-cell office:value-type="percentage" office:value="0.85005444230071248" table:style-name="ce39">
            <text:p>85,0%</text:p>
          </table:table-cell>
          <table:table-cell office:value-type="float" office:value="802233" table:style-name="ce38">
            <text:p>802.233</text:p>
          </table:table-cell>
          <table:table-cell office:value-type="percentage" office:value="0.73479363974427081" table:style-name="ce39">
            <text:p>73,5%</text:p>
          </table:table-cell>
          <table:table-cell office:value-type="float" office:value="214364" table:style-name="ce38">
            <text:p>214.364</text:p>
          </table:table-cell>
          <table:table-cell office:value-type="percentage" office:value="0.16279717942973446" table:style-name="ce39">
            <text:p>16,3%</text:p>
          </table:table-cell>
          <table:table-cell office:value-type="float" office:value="181425" table:style-name="ce38">
            <text:p>181.425</text:p>
          </table:table-cell>
          <table:table-cell office:value-type="percentage" office:value="0.12201798273017632" table:style-name="ce39">
            <text:p>12,2%</text:p>
          </table:table-cell>
          <table:table-cell office:value-type="float" office:value="50098" table:style-name="ce38">
            <text:p>50.098</text:p>
          </table:table-cell>
          <table:table-cell office:value-type="percentage" office:value="9.0053135268444551E-2" table:style-name="ce39">
            <text:p>9,0%</text:p>
          </table:table-cell>
          <table:table-cell office:value-type="float" office:value="947" table:style-name="ce38">
            <text:p>947</text:p>
          </table:table-cell>
          <table:table-cell office:value-type="percentage" office:value="5.9237852174348193E-3" table:style-name="ce39">
            <text:p>0,6%</text:p>
          </table:table-cell>
          <table:table-cell office:value-type="float" office:value="3020524" table:style-name="ce38">
            <text:p>3.020.524</text:p>
          </table:table-cell>
          <table:table-cell office:value-type="float" office:value="6531658" table:style-name="ce38">
            <text:p>6.531.658</text:p>
          </table:table-cell>
          <table:table-cell office:value-type="percentage" office:value="0.46244368581453593" table:style-name="ce39">
            <text:p>46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. Valenciana</text:p>
          </table:table-cell>
          <table:table-cell office:value-type="float" office:value="293883" table:style-name="ce38">
            <text:p>293.883</text:p>
          </table:table-cell>
          <table:table-cell office:value-type="percentage" office:value="1" table:style-name="ce39">
            <text:p>100,0%</text:p>
          </table:table-cell>
          <table:table-cell office:value-type="float" office:value="426490" table:style-name="ce38">
            <text:p>426.490</text:p>
          </table:table-cell>
          <table:table-cell office:value-type="percentage" office:value="0.97402834683073658" table:style-name="ce39">
            <text:p>97,4%</text:p>
          </table:table-cell>
          <table:table-cell office:value-type="float" office:value="523280" table:style-name="ce38">
            <text:p>523.280</text:p>
          </table:table-cell>
          <table:table-cell office:value-type="percentage" office:value="0.90107589095066887" table:style-name="ce39">
            <text:p>90,1%</text:p>
          </table:table-cell>
          <table:table-cell office:value-type="float" office:value="526498" table:style-name="ce38">
            <text:p>526.498</text:p>
          </table:table-cell>
          <table:table-cell office:value-type="percentage" office:value="0.69981949506469199" table:style-name="ce39">
            <text:p>70,0%</text:p>
          </table:table-cell>
          <table:table-cell office:value-type="float" office:value="111180" table:style-name="ce38">
            <text:p>111.180</text:p>
          </table:table-cell>
          <table:table-cell office:value-type="percentage" office:value="0.13055609050385866" table:style-name="ce39">
            <text:p>13,1%</text:p>
          </table:table-cell>
          <table:table-cell office:value-type="float" office:value="108622" table:style-name="ce38">
            <text:p>108.622</text:p>
          </table:table-cell>
          <table:table-cell office:value-type="percentage" office:value="0.11879319188214077" table:style-name="ce39">
            <text:p>11,9%</text:p>
          </table:table-cell>
          <table:table-cell office:value-type="float" office:value="21804" table:style-name="ce38">
            <text:p>21.804</text:p>
          </table:table-cell>
          <table:table-cell office:value-type="percentage" office:value="6.1796765617825947E-2" table:style-name="ce39">
            <text:p>6,2%</text:p>
          </table:table-cell>
          <table:table-cell office:value-type="float" office:value="199" table:style-name="ce38">
            <text:p>199</text:p>
          </table:table-cell>
          <table:table-cell office:value-type="percentage" office:value="1.9311201467263146E-3" table:style-name="ce39">
            <text:p>0,2%</text:p>
          </table:table-cell>
          <table:table-cell office:value-type="float" office:value="2011956" table:style-name="ce38">
            <text:p>2.011.956</text:p>
          </table:table-cell>
          <table:table-cell office:value-type="float" office:value="4269305" table:style-name="ce38">
            <text:p>4.269.305</text:p>
          </table:table-cell>
          <table:table-cell office:value-type="percentage" office:value="0.4712607789792484" table:style-name="ce39">
            <text:p>47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Extremadura</text:p>
          </table:table-cell>
          <table:table-cell office:value-type="float" office:value="77927" table:style-name="ce38">
            <text:p>77.927</text:p>
          </table:table-cell>
          <table:table-cell office:value-type="percentage" office:value="1" table:style-name="ce39">
            <text:p>100,0%</text:p>
          </table:table-cell>
          <table:table-cell office:value-type="float" office:value="95107" table:style-name="ce38">
            <text:p>95.107</text:p>
          </table:table-cell>
          <table:table-cell office:value-type="percentage" office:value="1" table:style-name="ce39">
            <text:p>100,0%</text:p>
          </table:table-cell>
          <table:table-cell office:value-type="float" office:value="127790" table:style-name="ce38">
            <text:p>127.790</text:p>
          </table:table-cell>
          <table:table-cell office:value-type="percentage" office:value="1" table:style-name="ce39">
            <text:p>100,0%</text:p>
          </table:table-cell>
          <table:table-cell office:value-type="float" office:value="135908" table:style-name="ce38">
            <text:p>135.908</text:p>
          </table:table-cell>
          <table:table-cell office:value-type="percentage" office:value="0.8031628214826021" table:style-name="ce39">
            <text:p>80,3%</text:p>
          </table:table-cell>
          <table:table-cell office:value-type="float" office:value="28931" table:style-name="ce38">
            <text:p>28.931</text:p>
          </table:table-cell>
          <table:table-cell office:value-type="percentage" office:value="0.18139240347599284" table:style-name="ce39">
            <text:p>18,1%</text:p>
          </table:table-cell>
          <table:table-cell office:value-type="float" office:value="23637" table:style-name="ce38">
            <text:p>23.637</text:p>
          </table:table-cell>
          <table:table-cell office:value-type="percentage" office:value="0.12292754467350378" table:style-name="ce39">
            <text:p>12,3%</text:p>
          </table:table-cell>
          <table:table-cell office:value-type="float" office:value="2966" table:style-name="ce38">
            <text:p>2.966</text:p>
          </table:table-cell>
          <table:table-cell office:value-type="percentage" office:value="3.898117968667858E-2" table:style-name="ce39">
            <text:p>3,9%</text:p>
          </table:table-cell>
          <table:table-cell office:value-type="float" office:value="76" table:style-name="ce38">
            <text:p>76</text:p>
          </table:table-cell>
          <table:table-cell office:value-type="percentage" office:value="3.6271655610175153E-3" table:style-name="ce39">
            <text:p>0,4%</text:p>
          </table:table-cell>
          <table:table-cell office:value-type="float" office:value="492342" table:style-name="ce38">
            <text:p>492.342</text:p>
          </table:table-cell>
          <table:table-cell office:value-type="float" office:value="911213" table:style-name="ce38">
            <text:p>911.213</text:p>
          </table:table-cell>
          <table:table-cell office:value-type="percentage" office:value="0.54031494282895443" table:style-name="ce39">
            <text:p>54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Galicia</text:p>
          </table:table-cell>
          <table:table-cell office:value-type="float" office:value="239942" table:style-name="ce38">
            <text:p>239.942</text:p>
          </table:table-cell>
          <table:table-cell office:value-type="percentage" office:value="1" table:style-name="ce39">
            <text:p>100,0%</text:p>
          </table:table-cell>
          <table:table-cell office:value-type="float" office:value="286071" table:style-name="ce38">
            <text:p>286.071</text:p>
          </table:table-cell>
          <table:table-cell office:value-type="percentage" office:value="0.98726195981529674" table:style-name="ce39">
            <text:p>98,7%</text:p>
          </table:table-cell>
          <table:table-cell office:value-type="float" office:value="330196" table:style-name="ce38">
            <text:p>330.196</text:p>
          </table:table-cell>
          <table:table-cell office:value-type="percentage" office:value="0.95177371608436356" table:style-name="ce39">
            <text:p>95,2%</text:p>
          </table:table-cell>
          <table:table-cell office:value-type="float" office:value="351780" table:style-name="ce38">
            <text:p>351.780</text:p>
          </table:table-cell>
          <table:table-cell office:value-type="percentage" office:value="0.86669015420472095" table:style-name="ce39">
            <text:p>86,7%</text:p>
          </table:table-cell>
          <table:table-cell office:value-type="float" office:value="61501" table:style-name="ce38">
            <text:p>61.501</text:p>
          </table:table-cell>
          <table:table-cell office:value-type="percentage" office:value="0.13875921944131708" table:style-name="ce39">
            <text:p>13,9%</text:p>
          </table:table-cell>
          <table:table-cell office:value-type="float" office:value="49454" table:style-name="ce38">
            <text:p>49.454</text:p>
          </table:table-cell>
          <table:table-cell office:value-type="percentage" office:value="0.11093738433273588" table:style-name="ce39">
            <text:p>11,1%</text:p>
          </table:table-cell>
          <table:table-cell office:value-type="float" office:value="6828" table:style-name="ce38">
            <text:p>6.828</text:p>
          </table:table-cell>
          <table:table-cell office:value-type="percentage" office:value="4.4701954237454579E-2" table:style-name="ce39">
            <text:p>4,5%</text:p>
          </table:table-cell>
          <table:table-cell office:value-type="float" office:value="45" table:style-name="ce38">
            <text:p>45</text:p>
          </table:table-cell>
          <table:table-cell office:value-type="percentage" office:value="1.0224019630117689E-3" table:style-name="ce39">
            <text:p>0,1%</text:p>
          </table:table-cell>
          <table:table-cell office:value-type="float" office:value="1325817" table:style-name="ce38">
            <text:p>1.325.817</text:p>
          </table:table-cell>
          <table:table-cell office:value-type="float" office:value="2362643" table:style-name="ce38">
            <text:p>2.362.643</text:p>
          </table:table-cell>
          <table:table-cell office:value-type="percentage" office:value="0.56115841453829463" table:style-name="ce39">
            <text:p>56,1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La Rioja</text:p>
          </table:table-cell>
          <table:table-cell office:value-type="float" office:value="23277" table:style-name="ce38">
            <text:p>23.277</text:p>
          </table:table-cell>
          <table:table-cell office:value-type="percentage" office:value="1" table:style-name="ce39">
            <text:p>100,0%</text:p>
          </table:table-cell>
          <table:table-cell office:value-type="float" office:value="28405" table:style-name="ce38">
            <text:p>28.405</text:p>
          </table:table-cell>
          <table:table-cell office:value-type="percentage" office:value="1" table:style-name="ce39">
            <text:p>100,0%</text:p>
          </table:table-cell>
          <table:table-cell office:value-type="float" office:value="36578" table:style-name="ce38">
            <text:p>36.578</text:p>
          </table:table-cell>
          <table:table-cell office:value-type="percentage" office:value="0.96977570390794843" table:style-name="ce39">
            <text:p>97,0%</text:p>
          </table:table-cell>
          <table:table-cell office:value-type="float" office:value="36043" table:style-name="ce38">
            <text:p>36.043</text:p>
          </table:table-cell>
          <table:table-cell office:value-type="percentage" office:value="0.75618915743538095" table:style-name="ce39">
            <text:p>75,6%</text:p>
          </table:table-cell>
          <table:table-cell office:value-type="float" office:value="7805" table:style-name="ce38">
            <text:p>7.805</text:p>
          </table:table-cell>
          <table:table-cell office:value-type="percentage" office:value="0.14741156250590212" table:style-name="ce39">
            <text:p>14,7%</text:p>
          </table:table-cell>
          <table:table-cell office:value-type="float" office:value="7616" table:style-name="ce38">
            <text:p>7.616</text:p>
          </table:table-cell>
          <table:table-cell office:value-type="percentage" office:value="0.13930603061952407" table:style-name="ce39">
            <text:p>13,9%</text:p>
          </table:table-cell>
          <table:table-cell office:value-type="float" office:value="1582" table:style-name="ce38">
            <text:p>1.582</text:p>
          </table:table-cell>
          <table:table-cell office:value-type="percentage" office:value="7.4728389230042519E-2" table:style-name="ce39">
            <text:p>7,5%</text:p>
          </table:table-cell>
          <table:table-cell office:value-type="float" office:value="10" table:style-name="ce38">
            <text:p>10</text:p>
          </table:table-cell>
          <table:table-cell office:value-type="percentage" office:value="1.590836780146357E-3" table:style-name="ce39">
            <text:p>0,2%</text:p>
          </table:table-cell>
          <table:table-cell office:value-type="float" office:value="141316" table:style-name="ce38">
            <text:p>141.316</text:p>
          </table:table-cell>
          <table:table-cell office:value-type="float" office:value="270788" table:style-name="ce38">
            <text:p>270.788</text:p>
          </table:table-cell>
          <table:table-cell office:value-type="percentage" office:value="0.52186950677282595" table:style-name="ce39">
            <text:p>52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adrid</text:p>
          </table:table-cell>
          <table:table-cell office:value-type="float" office:value="369771" table:style-name="ce38">
            <text:p>369.771</text:p>
          </table:table-cell>
          <table:table-cell office:value-type="percentage" office:value="1" table:style-name="ce39">
            <text:p>100,0%</text:p>
          </table:table-cell>
          <table:table-cell office:value-type="float" office:value="502070" table:style-name="ce38">
            <text:p>502.070</text:p>
          </table:table-cell>
          <table:table-cell office:value-type="percentage" office:value="0.95435873943366134" table:style-name="ce39">
            <text:p>95,4%</text:p>
          </table:table-cell>
          <table:table-cell office:value-type="float" office:value="671224" table:style-name="ce38">
            <text:p>671.224</text:p>
          </table:table-cell>
          <table:table-cell office:value-type="percentage" office:value="0.95436094084794609" table:style-name="ce39">
            <text:p>95,4%</text:p>
          </table:table-cell>
          <table:table-cell office:value-type="float" office:value="752899" table:style-name="ce38">
            <text:p>752.899</text:p>
          </table:table-cell>
          <table:table-cell office:value-type="percentage" office:value="0.77396397757773316" table:style-name="ce39">
            <text:p>77,4%</text:p>
          </table:table-cell>
          <table:table-cell office:value-type="float" office:value="164272" table:style-name="ce38">
            <text:p>164.272</text:p>
          </table:table-cell>
          <table:table-cell office:value-type="percentage" office:value="0.14088858127689283" table:style-name="ce39">
            <text:p>14,1%</text:p>
          </table:table-cell>
          <table:table-cell office:value-type="float" office:value="181823" table:style-name="ce38">
            <text:p>181.823</text:p>
          </table:table-cell>
          <table:table-cell office:value-type="percentage" office:value="0.13490694972272635" table:style-name="ce39">
            <text:p>13,5%</text:p>
          </table:table-cell>
          <table:table-cell office:value-type="float" office:value="35503" table:style-name="ce38">
            <text:p>35.503</text:p>
          </table:table-cell>
          <table:table-cell office:value-type="percentage" office:value="7.4008371619875099E-2" table:style-name="ce39">
            <text:p>7,4%</text:p>
          </table:table-cell>
          <table:table-cell office:value-type="float" office:value="474" table:style-name="ce38">
            <text:p>474</text:p>
          </table:table-cell>
          <table:table-cell office:value-type="percentage" office:value="3.4888599377304744E-3" table:style-name="ce39">
            <text:p>0,3%</text:p>
          </table:table-cell>
          <table:table-cell office:value-type="float" office:value="2678036" table:style-name="ce38">
            <text:p>2.678.036</text:p>
          </table:table-cell>
          <table:table-cell office:value-type="float" office:value="5695623" table:style-name="ce38">
            <text:p>5.695.623</text:p>
          </table:table-cell>
          <table:table-cell office:value-type="percentage" office:value="0.47019193510525537" table:style-name="ce39">
            <text:p>47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urcia</text:p>
          </table:table-cell>
          <table:table-cell office:value-type="float" office:value="73016" table:style-name="ce38">
            <text:p>73.016</text:p>
          </table:table-cell>
          <table:table-cell office:value-type="percentage" office:value="1" table:style-name="ce39">
            <text:p>100,0%</text:p>
          </table:table-cell>
          <table:table-cell office:value-type="float" office:value="99763" table:style-name="ce38">
            <text:p>99.763</text:p>
          </table:table-cell>
          <table:table-cell office:value-type="percentage" office:value="0.96952351334804032" table:style-name="ce39">
            <text:p>97,0%</text:p>
          </table:table-cell>
          <table:table-cell office:value-type="float" office:value="129392" table:style-name="ce38">
            <text:p>129.392</text:p>
          </table:table-cell>
          <table:table-cell office:value-type="percentage" office:value="0.88076292126418398" table:style-name="ce39">
            <text:p>88,1%</text:p>
          </table:table-cell>
          <table:table-cell office:value-type="float" office:value="168017" table:style-name="ce38">
            <text:p>168.017</text:p>
          </table:table-cell>
          <table:table-cell office:value-type="percentage" office:value="0.78786528866714189" table:style-name="ce39">
            <text:p>78,8%</text:p>
          </table:table-cell>
          <table:table-cell office:value-type="float" office:value="49174" table:style-name="ce38">
            <text:p>49.174</text:p>
          </table:table-cell>
          <table:table-cell office:value-type="percentage" office:value="0.19347883394909446" table:style-name="ce39">
            <text:p>19,3%</text:p>
          </table:table-cell>
          <table:table-cell office:value-type="float" office:value="32213" table:style-name="ce38">
            <text:p>32.213</text:p>
          </table:table-cell>
          <table:table-cell office:value-type="percentage" office:value="0.1084218533327948" table:style-name="ce39">
            <text:p>10,8%</text:p>
          </table:table-cell>
          <table:table-cell office:value-type="float" office:value="7770" table:style-name="ce38">
            <text:p>7.770</text:p>
          </table:table-cell>
          <table:table-cell office:value-type="percentage" office:value="6.5477344164763585E-2" table:style-name="ce39">
            <text:p>6,5%</text:p>
          </table:table-cell>
          <table:table-cell office:value-type="float" office:value="154" table:style-name="ce38">
            <text:p>154</text:p>
          </table:table-cell>
          <table:table-cell office:value-type="percentage" office:value="4.4365061073980182E-3" table:style-name="ce39">
            <text:p>0,4%</text:p>
          </table:table-cell>
          <table:table-cell office:value-type="float" office:value="559499" table:style-name="ce38">
            <text:p>559.499</text:p>
          </table:table-cell>
          <table:table-cell office:value-type="float" office:value="1237479" table:style-name="ce38">
            <text:p>1.237.479</text:p>
          </table:table-cell>
          <table:table-cell office:value-type="percentage" office:value="0.45212807651685405" table:style-name="ce39">
            <text:p>45,2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Navarra</text:p>
          </table:table-cell>
          <table:table-cell office:value-type="float" office:value="42334" table:style-name="ce38">
            <text:p>42.334</text:p>
          </table:table-cell>
          <table:table-cell office:value-type="percentage" office:value="1" table:style-name="ce39">
            <text:p>100,0%</text:p>
          </table:table-cell>
          <table:table-cell office:value-type="float" office:value="55477" table:style-name="ce38">
            <text:p>55.477</text:p>
          </table:table-cell>
          <table:table-cell office:value-type="percentage" office:value="0.99435402925150562" table:style-name="ce39">
            <text:p>99,4%</text:p>
          </table:table-cell>
          <table:table-cell office:value-type="float" office:value="70194" table:style-name="ce38">
            <text:p>70.194</text:p>
          </table:table-cell>
          <table:table-cell office:value-type="percentage" office:value="0.95057147500135419" table:style-name="ce39">
            <text:p>95,1%</text:p>
          </table:table-cell>
          <table:table-cell office:value-type="float" office:value="87127" table:style-name="ce38">
            <text:p>87.127</text:p>
          </table:table-cell>
          <table:table-cell office:value-type="percentage" office:value="0.90105901090036611" table:style-name="ce39">
            <text:p>90,1%</text:p>
          </table:table-cell>
          <table:table-cell office:value-type="float" office:value="23484" table:style-name="ce38">
            <text:p>23.484</text:p>
          </table:table-cell>
          <table:table-cell office:value-type="percentage" office:value="0.21744041777004131" table:style-name="ce39">
            <text:p>21,7%</text:p>
          </table:table-cell>
          <table:table-cell office:value-type="float" office:value="16058" table:style-name="ce38">
            <text:p>16.058</text:p>
          </table:table-cell>
          <table:table-cell office:value-type="percentage" office:value="0.13960322014153323" table:style-name="ce39">
            <text:p>14,0%</text:p>
          </table:table-cell>
          <table:table-cell office:value-type="float" office:value="3991" table:style-name="ce38">
            <text:p>3.991</text:p>
          </table:table-cell>
          <table:table-cell office:value-type="percentage" office:value="8.228017730130914E-2" table:style-name="ce39">
            <text:p>8,2%</text:p>
          </table:table-cell>
          <table:table-cell office:value-type="float" office:value="11" table:style-name="ce38">
            <text:p>11</text:p>
          </table:table-cell>
          <table:table-cell office:value-type="percentage" office:value="7.9102545663742275E-4" table:style-name="ce39">
            <text:p>0,1%</text:p>
          </table:table-cell>
          <table:table-cell office:value-type="float" office:value="298676" table:style-name="ce38">
            <text:p>298.676</text:p>
          </table:table-cell>
          <table:table-cell office:value-type="float" office:value="552935" table:style-name="ce38">
            <text:p>552.935</text:p>
          </table:table-cell>
          <table:table-cell office:value-type="percentage" office:value="0.5401647571595215" table:style-name="ce39">
            <text:p>54,0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País Vasco</text:p>
          </table:table-cell>
          <table:table-cell office:value-type="float" office:value="161752" table:style-name="ce38">
            <text:p>161.752</text:p>
          </table:table-cell>
          <table:table-cell office:value-type="percentage" office:value="1" table:style-name="ce39">
            <text:p>100,0%</text:p>
          </table:table-cell>
          <table:table-cell office:value-type="float" office:value="209590" table:style-name="ce38">
            <text:p>209.590</text:p>
          </table:table-cell>
          <table:table-cell office:value-type="percentage" office:value="0.98361655896114619" table:style-name="ce39">
            <text:p>98,4%</text:p>
          </table:table-cell>
          <table:table-cell office:value-type="float" office:value="271151" table:style-name="ce38">
            <text:p>271.151</text:p>
          </table:table-cell>
          <table:table-cell office:value-type="percentage" office:value="0.96798503493158261" table:style-name="ce39">
            <text:p>96,8%</text:p>
          </table:table-cell>
          <table:table-cell office:value-type="float" office:value="256800" table:style-name="ce38">
            <text:p>256.800</text:p>
          </table:table-cell>
          <table:table-cell office:value-type="percentage" office:value="0.7553452145292181" table:style-name="ce39">
            <text:p>75,5%</text:p>
          </table:table-cell>
          <table:table-cell office:value-type="float" office:value="51241" table:style-name="ce38">
            <text:p>51.241</text:p>
          </table:table-cell>
          <table:table-cell office:value-type="percentage" office:value="0.14149773701927193" table:style-name="ce39">
            <text:p>14,1%</text:p>
          </table:table-cell>
          <table:table-cell office:value-type="float" office:value="52549" table:style-name="ce38">
            <text:p>52.549</text:p>
          </table:table-cell>
          <table:table-cell office:value-type="percentage" office:value="0.14487643225002481" table:style-name="ce39">
            <text:p>14,5%</text:p>
          </table:table-cell>
          <table:table-cell office:value-type="float" office:value="13287" table:style-name="ce38">
            <text:p>13.287</text:p>
          </table:table-cell>
          <table:table-cell office:value-type="percentage" office:value="9.4688682539569427E-2" table:style-name="ce39">
            <text:p>9,5%</text:p>
          </table:table-cell>
          <table:table-cell office:value-type="float" office:value="50" table:style-name="ce38">
            <text:p>50</text:p>
          </table:table-cell>
          <table:table-cell office:value-type="percentage" office:value="1.1954858454475898E-3" table:style-name="ce39">
            <text:p>0,1%</text:p>
          </table:table-cell>
          <table:table-cell office:value-type="float" office:value="1016420" table:style-name="ce38">
            <text:p>1.016.420</text:p>
          </table:table-cell>
          <table:table-cell office:value-type="float" office:value="1898123" table:style-name="ce38">
            <text:p>1.898.123</text:p>
          </table:table-cell>
          <table:table-cell office:value-type="percentage" office:value="0.53548689942643335" table:style-name="ce39">
            <text:p>53,5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Ceuta</text:p>
          </table:table-cell>
          <table:table-cell office:value-type="float" office:value="2355" table:style-name="ce38">
            <text:p>2.355</text:p>
          </table:table-cell>
          <table:table-cell office:value-type="percentage" office:value="0.90403071017274472" table:style-name="ce39">
            <text:p>90,4%</text:p>
          </table:table-cell>
          <table:table-cell office:value-type="float" office:value="3747" table:style-name="ce38">
            <text:p>3.747</text:p>
          </table:table-cell>
          <table:table-cell office:value-type="percentage" office:value="0.86776285317276514" table:style-name="ce39">
            <text:p>86,8%</text:p>
          </table:table-cell>
          <table:table-cell office:value-type="float" office:value="6873" table:style-name="ce38">
            <text:p>6.873</text:p>
          </table:table-cell>
          <table:table-cell office:value-type="percentage" office:value="0.87476135929744181" table:style-name="ce39">
            <text:p>87,5%</text:p>
          </table:table-cell>
          <table:table-cell office:value-type="float" office:value="9574" table:style-name="ce38">
            <text:p>9.574</text:p>
          </table:table-cell>
          <table:table-cell office:value-type="percentage" office:value="0.82848736587054339" table:style-name="ce39">
            <text:p>82,8%</text:p>
          </table:table-cell>
          <table:table-cell office:value-type="float" office:value="8215" table:style-name="ce38">
            <text:p>8.215</text:p>
          </table:table-cell>
          <table:table-cell office:value-type="percentage" office:value="0.64981806676158838" table:style-name="ce39">
            <text:p>65,0%</text:p>
          </table:table-cell>
          <table:table-cell office:value-type="float" office:value="2173" table:style-name="ce38">
            <text:p>2.173</text:p>
          </table:table-cell>
          <table:table-cell office:value-type="percentage" office:value="0.12471303948576676" table:style-name="ce39">
            <text:p>12,5%</text:p>
          </table:table-cell>
          <table:table-cell office:value-type="float" office:value="585" table:style-name="ce38">
            <text:p>585</text:p>
          </table:table-cell>
          <table:table-cell office:value-type="percentage" office:value="7.716660071230709E-2" table:style-name="ce39">
            <text:p>7,7%</text:p>
          </table:table-cell>
          <table:table-cell office:value-type="float" office:value="10" table:style-name="ce38">
            <text:p>10</text:p>
          </table:table-cell>
          <table:table-cell office:value-type="percentage" office:value="4.5977011494252873E-3" table:style-name="ce39">
            <text:p>0,5%</text:p>
          </table:table-cell>
          <table:table-cell office:value-type="float" office:value="33532" table:style-name="ce38">
            <text:p>33.532</text:p>
          </table:table-cell>
          <table:table-cell office:value-type="float" office:value="66158" table:style-name="ce38">
            <text:p>66.158</text:p>
          </table:table-cell>
          <table:table-cell office:value-type="percentage" office:value="0.5068472444753469" table:style-name="ce39">
            <text:p>50,7%</text:p>
          </table:table-cell>
          <table:table-cell table:number-columns-repeated="16364"/>
        </table:table-row>
        <table:table-row table:style-name="ro4">
          <table:table-cell office:value-type="string" table:style-name="ce37">
            <text:p>Melilla</text:p>
          </table:table-cell>
          <table:table-cell office:value-type="float" office:value="1930" table:style-name="ce38">
            <text:p>1.930</text:p>
          </table:table-cell>
          <table:table-cell office:value-type="percentage" office:value="0.82162622392507445" table:style-name="ce39">
            <text:p>82,2%</text:p>
          </table:table-cell>
          <table:table-cell office:value-type="float" office:value="3130" table:style-name="ce38">
            <text:p>3.130</text:p>
          </table:table-cell>
          <table:table-cell office:value-type="percentage" office:value="0.83511205976520808" table:style-name="ce39">
            <text:p>83,5%</text:p>
          </table:table-cell>
          <table:table-cell office:value-type="float" office:value="6387" table:style-name="ce38">
            <text:p>6.387</text:p>
          </table:table-cell>
          <table:table-cell office:value-type="percentage" office:value="0.81602146416251442" table:style-name="ce39">
            <text:p>81,6%</text:p>
          </table:table-cell>
          <table:table-cell office:value-type="float" office:value="8170" table:style-name="ce38">
            <text:p>8.170</text:p>
          </table:table-cell>
          <table:table-cell office:value-type="percentage" office:value="0.72307283830427471" table:style-name="ce39">
            <text:p>72,3%</text:p>
          </table:table-cell>
          <table:table-cell office:value-type="float" office:value="7611" table:style-name="ce38">
            <text:p>7.611</text:p>
          </table:table-cell>
          <table:table-cell office:value-type="percentage" office:value="0.63414430928178633" table:style-name="ce39">
            <text:p>63,4%</text:p>
          </table:table-cell>
          <table:table-cell office:value-type="float" office:value="2058" table:style-name="ce38">
            <text:p>2.058</text:p>
          </table:table-cell>
          <table:table-cell office:value-type="percentage" office:value="0.11374564748797877" table:style-name="ce39">
            <text:p>11,4%</text:p>
          </table:table-cell>
          <table:table-cell office:value-type="float" office:value="327" table:style-name="ce38">
            <text:p>327</text:p>
          </table:table-cell>
          <table:table-cell office:value-type="percentage" office:value="3.8308341143392689E-2" table:style-name="ce39">
            <text:p>3,8%</text:p>
          </table:table-cell>
          <table:table-cell office:value-type="float" office:value="7" table:style-name="ce38">
            <text:p>7</text:p>
          </table:table-cell>
          <table:table-cell office:value-type="percentage" office:value="3.0120481927710845E-3" table:style-name="ce39">
            <text:p>0,3%</text:p>
          </table:table-cell>
          <table:table-cell office:value-type="float" office:value="29620" table:style-name="ce38">
            <text:p>29.620</text:p>
          </table:table-cell>
          <table:table-cell office:value-type="float" office:value="66178" table:style-name="ce38">
            <text:p>66.178</text:p>
          </table:table-cell>
          <table:table-cell office:value-type="percentage" office:value="0.44758076702227328" table:style-name="ce39">
            <text:p>44,8%</text:p>
          </table:table-cell>
          <table:table-cell table:number-columns-repeated="16364"/>
        </table:table-row>
        <table:table-row table:style-name="ro4">
          <table:table-cell office:value-type="string" table:style-name="ce40">
            <text:p>Fuerzas Armadas</text:p>
          </table:table-cell>
          <table:table-cell office:value-type="float" office:value="30" table:style-name="ce41">
            <text:p>30</text:p>
          </table:table-cell>
          <table:table-cell office:value-type="string" table:style-name="ce42">
            <text:p>-</text:p>
          </table:table-cell>
          <table:table-cell office:value-type="float" office:value="13" table:style-name="ce41">
            <text:p>13</text:p>
          </table:table-cell>
          <table:table-cell office:value-type="string" table:style-name="ce42">
            <text:p>-</text:p>
          </table:table-cell>
          <table:table-cell office:value-type="float" office:value="3287" table:style-name="ce41">
            <text:p>3.287</text:p>
          </table:table-cell>
          <table:table-cell office:value-type="string" table:style-name="ce42">
            <text:p>-</text:p>
          </table:table-cell>
          <table:table-cell office:value-type="float" office:value="8433" table:style-name="ce41">
            <text:p>8.433</text:p>
          </table:table-cell>
          <table:table-cell office:value-type="string" table:style-name="ce42">
            <text:p>-</text:p>
          </table:table-cell>
          <table:table-cell office:value-type="float" office:value="17933" table:style-name="ce41">
            <text:p>17.933</text:p>
          </table:table-cell>
          <table:table-cell office:value-type="string" table:style-name="ce42">
            <text:p>-</text:p>
          </table:table-cell>
          <table:table-cell office:value-type="float" office:value="34281" table:style-name="ce41">
            <text:p>34.281</text:p>
          </table:table-cell>
          <table:table-cell office:value-type="string" table:style-name="ce42">
            <text:p>-</text:p>
          </table:table-cell>
          <table:table-cell office:value-type="float" office:value="8195" table:style-name="ce41">
            <text:p>8.195</text:p>
          </table:table-cell>
          <table:table-cell office:value-type="string" table:style-name="ce42">
            <text:p>-</text:p>
          </table:table-cell>
          <table:table-cell office:value-type="float" office:value="13" table:style-name="ce41">
            <text:p>13</text:p>
          </table:table-cell>
          <table:table-cell office:value-type="string" table:style-name="ce42">
            <text:p>-</text:p>
          </table:table-cell>
          <table:table-cell office:value-type="float" office:value="72185" table:style-name="ce41">
            <text:p>72.185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16364" table:style-name="ce43"/>
        </table:table-row>
        <table:table-row table:style-name="ro7">
          <table:table-cell office:value-type="string" table:style-name="ce44">
            <text:p>Total España</text:p>
          </table:table-cell>
          <table:table-cell office:value-type="float" office:value="2907440" table:style-name="ce45">
            <text:p>2.907.440</text:p>
          </table:table-cell>
          <table:table-cell office:value-type="percentage" office:value="1" table:style-name="ce46">
            <text:p>100,0%</text:p>
          </table:table-cell>
          <table:table-cell office:value-type="float" office:value="3868877" table:style-name="ce45">
            <text:p>3.868.877</text:p>
          </table:table-cell>
          <table:table-cell office:value-type="percentage" office:value="0.9769780393909665" table:style-name="ce46">
            <text:p>97,7%</text:p>
          </table:table-cell>
          <table:table-cell office:value-type="float" office:value="4894122" table:style-name="ce45">
            <text:p>4.894.122</text:p>
          </table:table-cell>
          <table:table-cell office:value-type="percentage" office:value="0.91701983104321427" table:style-name="ce46">
            <text:p>91,7%</text:p>
          </table:table-cell>
          <table:table-cell office:value-type="float" office:value="5346949" table:style-name="ce45">
            <text:p>5.346.949</text:p>
          </table:table-cell>
          <table:table-cell office:value-type="percentage" office:value="0.76023267009852835" table:style-name="ce46">
            <text:p>76,0%</text:p>
          </table:table-cell>
          <table:table-cell office:value-type="float" office:value="1407095" table:style-name="ce45">
            <text:p>1.407.095</text:p>
          </table:table-cell>
          <table:table-cell office:value-type="percentage" office:value="0.17829978368513802" table:style-name="ce46">
            <text:p>17,8%</text:p>
          </table:table-cell>
          <table:table-cell office:value-type="float" office:value="1120425" table:style-name="ce45">
            <text:p>1.120.425</text:p>
          </table:table-cell>
          <table:table-cell office:value-type="percentage" office:value="0.12711336571074344" table:style-name="ce46">
            <text:p>12,7%</text:p>
          </table:table-cell>
          <table:table-cell office:value-type="float" office:value="238578" table:style-name="ce45">
            <text:p>238.578</text:p>
          </table:table-cell>
          <table:table-cell office:value-type="percentage" office:value="7.2071435238931586E-2" table:style-name="ce46">
            <text:p>7,2%</text:p>
          </table:table-cell>
          <table:table-cell office:value-type="float" office:value="3088" table:style-name="ce45">
            <text:p>3.088</text:p>
          </table:table-cell>
          <table:table-cell office:value-type="percentage" office:value="3.2537835243491115E-3" table:style-name="ce46">
            <text:p>0,3%</text:p>
          </table:table-cell>
          <table:table-cell office:value-type="float" office:value="19786574" table:style-name="ce45">
            <text:p>19.786.574</text:p>
          </table:table-cell>
          <table:table-cell office:value-type="float" office:value="40129822" table:style-name="ce45">
            <text:p>40.129.822</text:p>
          </table:table-cell>
          <table:table-cell office:value-type="percentage" office:value="0.49306408585614958" table:style-name="ce46">
            <text:p>49,3%</text:p>
          </table:table-cell>
          <table:table-cell table:number-columns-repeated="16364"/>
        </table:table-row>
        <table:table-row table:style-name="ro4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6-07T15:31:28Z</meta:creation-date>
    <dc:date>2021-06-07T15:37:06Z</dc:date>
  </office:meta>
</office:document-meta>
</file>